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4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cd620" style:font-weight-asian="normal" style:font-weight-complex="normal"/>
    </style:style>
    <style:style style:name="P5" style:family="paragraph" style:parent-style-name="Standard">
      <style:text-properties fo:font-weight="normal" officeooo:paragraph-rsid="002222bc" style:font-weight-asian="normal" style:font-weight-complex="normal"/>
    </style:style>
    <style:style style:name="P6" style:family="paragraph" style:parent-style-name="Standard">
      <style:text-properties fo:font-weight="normal" officeooo:rsid="002f6074" style:font-weight-asian="normal" style:font-weight-complex="normal"/>
    </style:style>
    <style:style style:name="P7" style:family="paragraph" style:parent-style-name="Standard">
      <style:text-properties fo:font-weight="normal" officeooo:paragraph-rsid="003aa93e" style:font-weight-asian="normal" style:font-weight-complex="normal"/>
    </style:style>
    <style:style style:name="P8" style:family="paragraph" style:parent-style-name="Standard">
      <style:text-properties fo:font-weight="normal" officeooo:rsid="004411c9" officeooo:paragraph-rsid="004411c9" style:font-weight-asian="normal" style:font-weight-complex="normal"/>
    </style:style>
    <style:style style:name="P9" style:family="paragraph" style:parent-style-name="Preformatted_20_Text">
      <style:text-properties fo:color="#bcbec4" loext:opacity="100%" style:font-name="Courier New" fo:font-size="8pt" fo:font-weight="normal" fo:background-color="#1e1f22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bcbec4" loext:opacity="100%" style:font-name="Courier New" fo:font-size="8pt" fo:background-color="#1e1f22" style:font-size-asian="8pt" style:font-size-complex="8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style:font-size-asian="8pt" style:font-size-complex="8pt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background-color="transparent" style:font-size-asian="8pt" style:font-size-complex="8pt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1cd620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1e3271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2c68bb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rsid="002f6074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rsid="004411c9" officeooo:paragraph-rsid="004411c9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JetBrains Mono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text-properties officeooo:paragraph-rsid="003691bd"/>
    </style:style>
    <style:style style:name="P23" style:family="paragraph" style:parent-style-name="Standard">
      <style:text-properties officeooo:paragraph-rsid="003df7f1"/>
    </style:style>
    <style:style style:name="P24" style:family="paragraph" style:parent-style-name="Heading_20_3">
      <style:text-properties fo:font-weight="normal" style:font-weight-asian="normal" style:font-weight-complex="normal"/>
    </style:style>
    <style:style style:name="P25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fo:background-color="transparent"/>
    </style:style>
    <style:style style:name="P27" style:family="paragraph" style:parent-style-name="Standard" style:list-style-name="L4"/>
    <style:style style:name="P28" style:family="paragraph" style:parent-style-name="Standard" style:list-style-name="L5">
      <style:text-properties fo:font-weight="normal" style:font-weight-asian="normal" style:font-weight-complex="normal"/>
    </style:style>
    <style:style style:name="P29" style:family="paragraph" style:parent-style-name="Standard" style:list-style-name="L6">
      <style:text-properties fo:font-weight="normal" style:font-weight-asian="normal" style:font-weight-complex="normal"/>
    </style:style>
    <style:style style:name="P30" style:family="paragraph" style:parent-style-name="Standard" style:list-style-name="L7">
      <style:text-properties fo:font-weight="normal" style:font-weight-asian="normal" style:font-weight-complex="normal"/>
    </style:style>
    <style:style style:name="P31" style:family="paragraph" style:parent-style-name="Standard" style:list-style-name="L7">
      <style:text-properties fo:font-weight="normal" officeooo:paragraph-rsid="00256f8c" style:font-weight-asian="normal" style:font-weight-complex="normal"/>
    </style:style>
    <style:style style:name="P32" style:family="paragraph" style:parent-style-name="Standard" style:list-style-name="L8">
      <style:text-properties fo:font-weight="normal" style:font-weight-asian="normal" style:font-weight-complex="normal"/>
    </style:style>
    <style:style style:name="P33" style:family="paragraph" style:parent-style-name="Standard" style:list-style-name="L11">
      <style:text-properties fo:font-weight="normal" style:font-weight-asian="normal" style:font-weight-complex="normal"/>
    </style:style>
    <style:style style:name="P34" style:family="paragraph" style:parent-style-name="Standard">
      <style:text-properties fo:font-weight="normal" officeooo:rsid="00351c05" officeooo:paragraph-rsid="00351c05" style:font-weight-asian="normal" style:font-weight-complex="normal"/>
    </style:style>
    <style:style style:name="P35" style:family="paragraph" style:parent-style-name="Standard" style:list-style-name="L12">
      <style:text-properties fo:font-weight="normal" officeooo:rsid="00351c05" officeooo:paragraph-rsid="00351c05" style:font-weight-asian="normal" style:font-weight-complex="normal"/>
    </style:style>
    <style:style style:name="P36" style:family="paragraph" style:parent-style-name="Standard" style:list-style-name="L13">
      <style:text-properties fo:font-weight="normal" officeooo:paragraph-rsid="003691bd" style:font-weight-asian="normal" style:font-weight-complex="normal"/>
    </style:style>
    <style:style style:name="P37" style:family="paragraph" style:parent-style-name="Standard">
      <style:text-properties fo:font-weight="normal" officeooo:paragraph-rsid="003691bd" style:font-weight-asian="normal" style:font-weight-complex="normal"/>
    </style:style>
    <style:style style:name="P38" style:family="paragraph" style:parent-style-name="Standard" style:list-style-name="L14">
      <style:text-properties fo:font-weight="normal" style:font-weight-asian="normal" style:font-weight-complex="normal"/>
    </style:style>
    <style:style style:name="P39" style:family="paragraph" style:parent-style-name="Standard" style:list-style-name="L15">
      <style:text-properties fo:font-weight="normal" style:font-weight-asian="normal" style:font-weight-complex="normal"/>
    </style:style>
    <style:style style:name="P40" style:family="paragraph" style:parent-style-name="Standard" style:list-style-name="L16">
      <style:text-properties fo:font-weight="normal" style:font-weight-asian="normal" style:font-weight-complex="normal"/>
    </style:style>
    <style:style style:name="P41" style:family="paragraph" style:parent-style-name="Standard" style:list-style-name="L17">
      <style:text-properties fo:font-weight="normal" style:font-weight-asian="normal" style:font-weight-complex="normal"/>
    </style:style>
    <style:style style:name="P42" style:family="paragraph" style:parent-style-name="Standard" style:list-style-name="L19">
      <style:text-properties fo:font-weight="normal" style:font-weight-asian="normal" style:font-weight-complex="normal"/>
    </style:style>
    <style:style style:name="P43" style:family="paragraph" style:parent-style-name="Standard" style:list-style-name="L20">
      <style:text-properties fo:font-weight="normal" officeooo:paragraph-rsid="003df7f1" style:font-weight-asian="normal" style:font-weight-complex="normal"/>
    </style:style>
    <style:style style:name="P44" style:family="paragraph" style:parent-style-name="Standard" style:list-style-name="L21">
      <style:text-properties fo:font-weight="normal" officeooo:rsid="004411c9" officeooo:paragraph-rsid="004411c9" style:font-weight-asian="normal" style:font-weight-complex="normal"/>
    </style:style>
    <style:style style:name="P45" style:family="paragraph" style:parent-style-name="Standard" style:list-style-name="L22">
      <style:text-properties fo:font-weight="normal" style:font-weight-asian="normal" style:font-weight-complex="normal"/>
    </style:style>
    <style:style style:name="P46" style:family="paragraph" style:parent-style-name="Standard" style:list-style-name="L23">
      <style:text-properties fo:font-weight="normal" style:font-weight-asian="normal" style:font-weight-complex="normal"/>
    </style:style>
    <style:style style:name="P47" style:family="paragraph" style:parent-style-name="Standard" style:list-style-name="L24">
      <style:text-properties fo:font-weight="normal" style:font-weight-asian="normal" style:font-weight-complex="normal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 style:list-style-name="L25">
      <style:text-properties fo:font-weight="normal" style:font-weight-asian="normal" style:font-weight-complex="normal"/>
    </style:style>
    <style:style style:name="P50" style:family="paragraph" style:parent-style-name="Standard" style:list-style-name="L27">
      <style:text-properties fo:font-weight="normal" style:font-weight-asian="normal" style:font-weight-complex="normal"/>
    </style:style>
    <style:style style:name="P51" style:family="paragraph" style:parent-style-name="Standard" style:list-style-name="L28">
      <style:text-properties fo:font-weight="normal" style:font-weight-asian="normal" style:font-weight-complex="normal"/>
    </style:style>
    <style:style style:name="P52" style:family="paragraph" style:parent-style-name="Standard">
      <style:text-properties fo:font-weight="normal" officeooo:rsid="0052034d" officeooo:paragraph-rsid="0052034d" style:font-weight-asian="normal" style:font-weight-complex="normal"/>
    </style:style>
    <style:style style:name="P53" style:family="paragraph" style:parent-style-name="Standard" style:list-style-name="L33">
      <style:text-properties fo:font-weight="normal" officeooo:rsid="0052034d" officeooo:paragraph-rsid="0052034d" style:font-weight-asian="normal" style:font-weight-complex="normal"/>
    </style:style>
    <style:style style:name="P54" style:family="paragraph" style:parent-style-name="Standard" style:list-style-name="L34">
      <style:text-properties fo:font-weight="normal" officeooo:rsid="0052034d" officeooo:paragraph-rsid="0052034d" style:font-weight-asian="normal" style:font-weight-complex="normal"/>
    </style:style>
    <style:style style:name="P55" style:family="paragraph" style:parent-style-name="Standard" style:list-style-name="L35">
      <style:text-properties fo:font-weight="normal" officeooo:rsid="0052034d" officeooo:paragraph-rsid="0052034d" style:font-weight-asian="normal" style:font-weight-complex="normal"/>
    </style:style>
    <style:style style:name="P56" style:family="paragraph" style:parent-style-name="Standard" style:list-style-name="L36">
      <style:text-properties fo:font-weight="normal" style:font-weight-asian="normal" style:font-weight-complex="normal"/>
    </style:style>
    <style:style style:name="P57" style:family="paragraph" style:parent-style-name="Standard" style:list-style-name="L37">
      <style:text-properties fo:font-weight="normal" style:font-weight-asian="normal" style:font-weight-complex="normal"/>
    </style:style>
    <style:style style:name="P58" style:family="paragraph" style:parent-style-name="Standard" style:list-style-name="L39">
      <style:text-properties fo:font-weight="normal" style:font-weight-asian="normal" style:font-weight-complex="normal"/>
    </style:style>
    <style:style style:name="P59" style:family="paragraph" style:parent-style-name="Standard" style:list-style-name="L42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60f1" style:font-weight-asian="normal" style:font-weight-complex="normal"/>
    </style:style>
    <style:style style:name="P61" style:family="paragraph" style:parent-style-name="Standard" style:list-style-name="L45">
      <style:text-properties fo:font-weight="normal" officeooo:paragraph-rsid="006960f1" style:font-weight-asian="normal" style:font-weight-complex="normal"/>
    </style:style>
    <style:style style:name="P62" style:family="paragraph" style:parent-style-name="Standard" style:list-style-name="L51">
      <style:text-properties fo:font-weight="normal" officeooo:paragraph-rsid="006960f1" style:font-weight-asian="normal" style:font-weight-complex="normal"/>
    </style:style>
    <style:style style:name="P63" style:family="paragraph" style:parent-style-name="Standard" style:list-style-name="L7"/>
    <style:style style:name="P64" style:family="paragraph" style:parent-style-name="Standard" style:list-style-name="L9"/>
    <style:style style:name="P65" style:family="paragraph" style:parent-style-name="Standard" style:list-style-name="L10"/>
    <style:style style:name="P6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Courier New" fo:font-size="8pt" fo:font-style="normal" fo:font-weight="normal" style:font-size-asian="8pt" style:font-style-asian="normal" style:font-weight-asian="normal" style:font-size-complex="8pt" style:font-weight-complex="normal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Courier New" fo:font-size="8pt" fo:font-style="normal" fo:font-weight="normal" officeooo:paragraph-rsid="003df7f1" style:font-size-asian="8pt" style:font-style-asian="normal" style:font-weight-asian="normal" style:font-size-complex="8pt" style:font-weight-complex="normal"/>
    </style:style>
    <style:style style:name="P68" style:family="paragraph" style:parent-style-name="Standard" style:list-style-name="L26"/>
    <style:style style:name="P6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rsid="0052034d" officeooo:paragraph-rsid="0052034d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style:font-size-asian="8pt" style:font-size-complex="8pt"/>
    </style:style>
    <style:style style:name="P7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officeooo:rsid="0052034d" officeooo:paragraph-rsid="0052034d" style:font-size-asian="8pt" style:font-size-complex="8pt"/>
    </style:style>
    <style:style style:name="P73" style:family="paragraph" style:parent-style-name="Standard" style:list-style-name="L29"/>
    <style:style style:name="P74" style:family="paragraph" style:parent-style-name="Standard">
      <style:text-properties officeooo:rsid="0052034d" officeooo:paragraph-rsid="0052034d"/>
    </style:style>
    <style:style style:name="P75" style:family="paragraph" style:parent-style-name="Standard" style:list-style-name="L33">
      <style:text-properties officeooo:rsid="0052034d" officeooo:paragraph-rsid="0052034d"/>
    </style:style>
    <style:style style:name="P76" style:family="paragraph" style:parent-style-name="Standard" style:list-style-name="L30">
      <style:text-properties officeooo:paragraph-rsid="0052034d"/>
    </style:style>
    <style:style style:name="P77" style:family="paragraph" style:parent-style-name="Standard" style:list-style-name="L40"/>
    <style:style style:name="P78" style:family="paragraph" style:parent-style-name="Standard" style:list-style-name="L41"/>
    <style:style style:name="P79" style:family="paragraph" style:parent-style-name="Standard">
      <style:text-properties officeooo:paragraph-rsid="006763c1"/>
    </style:style>
    <style:style style:name="P80" style:family="paragraph" style:parent-style-name="Standard">
      <style:text-properties fo:font-weight="bold" officeooo:paragraph-rsid="006960f1" style:font-weight-asian="bold" style:font-weight-complex="bold"/>
    </style:style>
    <style:style style:name="P81" style:family="paragraph" style:parent-style-name="Standard">
      <style:text-properties fo:font-weight="bold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3" style:family="paragraph" style:parent-style-name="Standard">
      <style:text-properties officeooo:paragraph-rsid="006960f1"/>
    </style:style>
    <style:style style:name="P84" style:family="paragraph" style:parent-style-name="Standard" style:list-style-name="L45">
      <style:text-properties officeooo:paragraph-rsid="006960f1"/>
    </style:style>
    <style:style style:name="P85" style:family="paragraph" style:parent-style-name="Standard" style:list-style-name="L46">
      <style:text-properties officeooo:paragraph-rsid="006960f1"/>
    </style:style>
    <style:style style:name="P86" style:family="paragraph" style:parent-style-name="Standard" style:list-style-name="L47">
      <style:text-properties officeooo:paragraph-rsid="006960f1"/>
    </style:style>
    <style:style style:name="P87" style:family="paragraph" style:parent-style-name="Standard" style:list-style-name="L48">
      <style:text-properties officeooo:paragraph-rsid="006960f1"/>
    </style:style>
    <style:style style:name="P88" style:family="paragraph" style:parent-style-name="Standard" style:list-style-name="L50">
      <style:text-properties officeooo:paragraph-rsid="006960f1"/>
    </style:style>
    <style:style style:name="P89" style:family="paragraph" style:parent-style-name="Standard" style:list-style-name="L53">
      <style:text-properties officeooo:paragraph-rsid="006960f1"/>
    </style:style>
    <style:style style:name="P90" style:family="paragraph" style:parent-style-name="Standard" style:list-style-name="L55">
      <style:text-properties officeooo:paragraph-rsid="006960f1"/>
    </style:style>
    <style:style style:name="P91" style:family="paragraph" style:parent-style-name="Standard" style:list-style-name="L57">
      <style:text-properties officeooo:paragraph-rsid="006960f1"/>
    </style:style>
    <style:style style:name="P92" style:family="paragraph" style:parent-style-name="Standard" style:list-style-name="L59">
      <style:text-properties officeooo:paragraph-rsid="006960f1"/>
    </style:style>
    <style:style style:name="P93" style:family="paragraph" style:parent-style-name="Standard" style:list-style-name="L61">
      <style:text-properties officeooo:paragraph-rsid="006960f1"/>
    </style:style>
    <style:style style:name="P94" style:family="paragraph" style:parent-style-name="Standard" style:list-style-name="L67"/>
    <style:style style:name="P95" style:family="paragraph" style:parent-style-name="Standard" style:list-style-name="L68"/>
    <style:style style:name="P96" style:family="paragraph" style:parent-style-name="Standard" style:list-style-name="L69"/>
    <style:style style:name="P97" style:family="paragraph" style:parent-style-name="Standard" style:list-style-name="L70"/>
    <style:style style:name="P98" style:family="paragraph" style:parent-style-name="Standard" style:list-style-name="L71"/>
    <style:style style:name="P99" style:family="paragraph" style:parent-style-name="Standard" style:list-style-name="L72"/>
    <style:style style:name="P100" style:family="paragraph" style:parent-style-name="Standard" style:list-style-name="L75"/>
    <style:style style:name="P101" style:family="paragraph" style:parent-style-name="Standard" style:list-style-name="L75">
      <style:text-properties officeooo:paragraph-rsid="007cc5f5"/>
    </style:style>
    <style:style style:name="P102" style:family="paragraph" style:parent-style-name="Standard" style:list-style-name="L76"/>
    <style:style style:name="P103" style:family="paragraph" style:parent-style-name="Standard" style:list-style-name="L77"/>
    <style:style style:name="P104" style:family="paragraph" style:parent-style-name="Standard" style:list-style-name="L79">
      <style:text-properties officeooo:paragraph-rsid="007cc5f5"/>
    </style:style>
    <style:style style:name="P105" style:family="paragraph" style:parent-style-name="Standard">
      <style:text-properties officeooo:paragraph-rsid="007cc5f5"/>
    </style:style>
    <style:style style:name="P106" style:family="paragraph" style:parent-style-name="Standard" style:list-style-name="L80">
      <style:text-properties officeooo:paragraph-rsid="007cc5f5"/>
    </style:style>
    <style:style style:name="P107" style:family="paragraph" style:parent-style-name="Standard" style:list-style-name="L82">
      <style:text-properties officeooo:paragraph-rsid="007cc5f5"/>
    </style:style>
    <style:style style:name="P108" style:family="paragraph" style:parent-style-name="Standard" style:list-style-name="L84">
      <style:text-properties officeooo:paragraph-rsid="007cc5f5"/>
    </style:style>
    <style:style style:name="P109" style:family="paragraph" style:parent-style-name="Standard" style:list-style-name="L85">
      <style:text-properties officeooo:paragraph-rsid="007cc5f5"/>
    </style:style>
    <style:style style:name="P110" style:family="paragraph" style:parent-style-name="Standard" style:list-style-name="L86">
      <style:text-properties officeooo:paragraph-rsid="007cc5f5"/>
    </style:style>
    <style:style style:name="P111" style:family="paragraph" style:parent-style-name="Standard" style:list-style-name="L87">
      <style:text-properties officeooo:paragraph-rsid="007cc5f5"/>
    </style:style>
    <style:style style:name="P112" style:family="paragraph" style:parent-style-name="Standard" style:list-style-name="L88">
      <style:text-properties officeooo:paragraph-rsid="007cc5f5"/>
    </style:style>
    <style:style style:name="P113" style:family="paragraph" style:parent-style-name="Standard">
      <style:text-properties officeooo:rsid="0084df32" officeooo:paragraph-rsid="0084df32"/>
    </style:style>
    <style:style style:name="P114" style:family="paragraph" style:parent-style-name="Standard">
      <style:text-properties officeooo:paragraph-rsid="0088023f"/>
    </style:style>
    <style:style style:name="P115" style:family="paragraph" style:parent-style-name="Text_20_body" style:list-style-name="L18">
      <style:text-properties fo:font-weight="normal" style:font-weight-asian="normal" style:font-weight-complex="normal"/>
    </style:style>
    <style:style style:name="T1" style:family="text">
      <style:text-properties fo:color="#cf8e6d" loext:opacity="100%" fo:font-style="normal" fo:font-weight="normal" style:font-style-asian="normal" style:font-weight-asian="normal"/>
    </style:style>
    <style:style style:name="T2" style:family="text">
      <style:text-properties fo:color="#cf8e6d" loext:opacity="100%" fo:font-style="normal" fo:font-weight="normal" style:font-style-asian="normal" style:font-weight-asian="normal"/>
    </style:style>
    <style:style style:name="T3" style:family="text">
      <style:text-properties fo:color="#cf8e6d" loext:opacity="100%" fo:font-style="normal" style:font-style-asian="normal"/>
    </style:style>
    <style:style style:name="T4" style:family="text">
      <style:text-properties fo:color="#cf8e6d" loext:opacity="100%" fo:font-style="normal" style:font-style-asian="normal"/>
    </style:style>
    <style:style style:name="T5" style:family="text">
      <style:text-properties fo:color="#c77dbb" loext:opacity="100%"/>
    </style:style>
    <style:style style:name="T6" style:family="text">
      <style:text-properties fo:color="#c77dbb" loext:opacity="100%" fo:font-style="normal" fo:font-weight="normal" style:font-style-asian="normal" style:font-weight-asian="normal"/>
    </style:style>
    <style:style style:name="T7" style:family="text">
      <style:text-properties fo:color="#c77dbb" loext:opacity="100%" fo:font-style="normal" fo:font-weight="normal" style:font-style-asian="normal" style:font-weight-asian="normal"/>
    </style:style>
    <style:style style:name="T8" style:family="text">
      <style:text-properties fo:color="#c77dbb" loext:opacity="100%" fo:font-style="normal" style:font-style-asian="normal"/>
    </style:style>
    <style:style style:name="T9" style:family="text">
      <style:text-properties fo:color="#c77dbb" loext:opacity="100%" fo:font-style="normal" style:font-style-asian="normal"/>
    </style:style>
    <style:style style:name="T10" style:family="text">
      <style:text-properties fo:color="#c77dbb" loext:opacity="100%" fo:font-weight="bold" style:font-weight-asian="bold" style:font-weight-complex="bold"/>
    </style:style>
    <style:style style:name="T11" style:family="text">
      <style:text-properties fo:color="#bcbec4" loext:opacity="100%"/>
    </style:style>
    <style:style style:name="T12" style:family="text">
      <style:text-properties fo:color="#bcbec4" loext:opacity="100%" fo:font-style="normal" fo:font-weight="normal" style:font-style-asian="normal" style:font-weight-asian="normal"/>
    </style:style>
    <style:style style:name="T13" style:family="text">
      <style:text-properties fo:color="#bcbec4" loext:opacity="100%" fo:font-style="normal" fo:font-weight="normal" style:font-style-asian="normal" style:font-weight-asian="normal" style:font-weight-complex="normal"/>
    </style:style>
    <style:style style:name="T14" style:family="text">
      <style:text-properties fo:color="#bcbec4" loext:opacity="100%" fo:font-style="normal" fo:font-weight="normal" officeooo:rsid="002f6074" style:font-style-asian="normal" style:font-weight-asian="normal" style:font-weight-complex="normal"/>
    </style:style>
    <style:style style:name="T15" style:family="text">
      <style:text-properties fo:color="#bcbec4" loext:opacity="100%" fo:font-style="normal" fo:font-weight="normal" style:font-style-asian="normal" style:font-weight-asian="normal" style:font-weight-complex="normal"/>
    </style:style>
    <style:style style:name="T16" style:family="text">
      <style:text-properties fo:color="#bcbec4" loext:opacity="100%" fo:font-style="normal" fo:font-weight="normal" style:font-style-asian="normal" style:font-weight-asian="normal"/>
    </style:style>
    <style:style style:name="T17" style:family="text">
      <style:text-properties fo:color="#bcbec4" loext:opacity="100%" fo:font-style="normal" style:font-style-asian="normal"/>
    </style:style>
    <style:style style:name="T18" style:family="text">
      <style:text-properties fo:color="#bcbec4" loext:opacity="100%" fo:font-style="normal" style:font-style-asian="normal"/>
    </style:style>
    <style:style style:name="T19" style:family="text">
      <style:text-properties fo:color="#bcbec4" loext:opacity="100%" fo:font-style="normal" officeooo:rsid="004a9e3c" style:font-style-asian="normal"/>
    </style:style>
    <style:style style:name="T20" style:family="text">
      <style:text-properties fo:color="#bcbec4" loext:opacity="100%"/>
    </style:style>
    <style:style style:name="T21" style:family="text">
      <style:text-properties fo:color="#56a8f5" loext:opacity="100%" fo:font-style="normal" fo:font-weight="normal" style:font-style-asian="normal" style:font-weight-asian="normal"/>
    </style:style>
    <style:style style:name="T22" style:family="text">
      <style:text-properties fo:color="#56a8f5" loext:opacity="100%" fo:font-style="normal" style:font-style-asian="normal"/>
    </style:style>
    <style:style style:name="T23" style:family="text">
      <style:text-properties fo:color="#56a8f5" loext:opacity="100%" fo:font-style="normal" style:font-style-asian="normal"/>
    </style:style>
    <style:style style:name="T24" style:family="text">
      <style:text-properties fo:color="#56a8f5" loext:opacity="100%" fo:font-style="normal" style:font-style-asian="normal" style:font-weight-complex="bold"/>
    </style:style>
    <style:style style:name="T25" style:family="text">
      <style:text-properties fo:color="#56a8f5" loext:opacity="100%" fo:font-weight="bold" style:font-weight-asian="bold" style:font-weight-complex="bold"/>
    </style:style>
    <style:style style:name="T26" style:family="text">
      <style:text-properties officeooo:rsid="001cd620"/>
    </style:style>
    <style:style style:name="T27" style:family="text">
      <style:text-properties fo:color="#2aacb8" loext:opacity="100%" fo:font-style="normal" style:font-style-asian="normal"/>
    </style:style>
    <style:style style:name="T28" style:family="text">
      <style:text-properties fo:color="#2aacb8" loext:opacity="100%" fo:font-style="normal" style:font-style-asian="normal"/>
    </style:style>
    <style:style style:name="T29" style:family="text">
      <style:text-properties officeooo:rsid="001e3271"/>
    </style:style>
    <style:style style:name="T30" style:family="text">
      <style:text-properties officeooo:rsid="001f289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49062"/>
    </style:style>
    <style:style style:name="T33" style:family="text">
      <style:text-properties officeooo:rsid="00256f8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d8633" style:font-weight-asian="normal" style:font-weight-complex="normal"/>
    </style:style>
    <style:style style:name="T36" style:family="text">
      <style:text-properties fo:font-weight="normal" officeooo:rsid="002e8ed4" style:font-weight-asian="normal" style:font-weight-complex="normal"/>
    </style:style>
    <style:style style:name="T37" style:family="text">
      <style:text-properties fo:font-weight="normal" officeooo:rsid="002f6074" style:font-weight-asian="normal" style:font-weight-complex="normal"/>
    </style:style>
    <style:style style:name="T38" style:family="text">
      <style:text-properties officeooo:rsid="002c68bb"/>
    </style:style>
    <style:style style:name="T39" style:family="text">
      <style:text-properties officeooo:rsid="002d3505"/>
    </style:style>
    <style:style style:name="T40" style:family="text">
      <style:text-properties officeooo:rsid="002d8633"/>
    </style:style>
    <style:style style:name="T41" style:family="text">
      <style:text-properties officeooo:rsid="002e8ed4"/>
    </style:style>
    <style:style style:name="T42" style:family="text">
      <style:text-properties officeooo:rsid="00313bda"/>
    </style:style>
    <style:style style:name="T43" style:family="text">
      <style:text-properties officeooo:rsid="003866e6"/>
    </style:style>
    <style:style style:name="T44" style:family="text">
      <style:text-properties officeooo:rsid="0038dce0"/>
    </style:style>
    <style:style style:name="T45" style:family="text">
      <style:text-properties officeooo:rsid="003aa93e"/>
    </style:style>
    <style:style style:name="T46" style:family="text">
      <style:text-properties officeooo:rsid="0040a123"/>
    </style:style>
    <style:style style:name="T47" style:family="text">
      <style:text-properties officeooo:rsid="004425ed"/>
    </style:style>
    <style:style style:name="T48" style:family="text">
      <style:text-properties officeooo:rsid="004db2e5"/>
    </style:style>
    <style:style style:name="T49" style:family="text">
      <style:text-properties officeooo:rsid="004de8b9"/>
    </style:style>
    <style:style style:name="T50" style:family="text">
      <style:text-properties officeooo:rsid="00509e70"/>
    </style:style>
    <style:style style:name="T51" style:family="text">
      <style:text-properties fo:color="#6aab73" loext:opacity="100%" fo:font-style="normal" style:font-style-asian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color="#7a7e85" loext:opacity="100%" fo:font-style="normal" style:font-style-asian="normal"/>
    </style:style>
    <style:style style:name="T55" style:family="text">
      <style:text-properties officeooo:rsid="00604810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6763c1" style:font-size-asian="12pt" style:font-weight-asian="bold" style:font-size-complex="12pt" style:font-weight-complex="bold"/>
    </style:style>
    <style:style style:name="T58" style:family="text">
      <style:text-properties fo:font-size="12pt" officeooo:rsid="006763c1" style:font-size-asian="12pt" style:font-size-complex="12pt"/>
    </style:style>
    <style:style style:name="T59" style:family="text">
      <style:text-properties fo:font-size="12pt" fo:font-weight="normal" officeooo:rsid="006763c1" style:font-size-asian="12pt" style:font-weight-asian="normal" style:font-size-complex="12pt" style:font-weight-complex="normal"/>
    </style:style>
    <style:style style:name="T60" style:family="text">
      <style:text-properties officeooo:rsid="006960f1"/>
    </style:style>
    <style:style style:name="T61" style:family="text">
      <style:text-properties officeooo:rsid="0073f6d9"/>
    </style:style>
    <style:style style:name="T62" style:family="text">
      <style:text-properties officeooo:rsid="007cc5f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7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Общие сведения</text:p>
      <text:p text:style-name="Standard"><text:tab/>Программа реализует "Игру Жизнь" (Conway's Game of Life) — клеточный автомат, разработанный математиком Джоном Конвеем. Основное назначение программы — моделирование и визуализация "Игры Жизнь". Программа позволяет инициализировать различные конфигурации на игровом поле, такие как Glider, Glider Gun и логические элементы (NOT, AND, OR). Она обновляет состояние игрового поля на основе правил "Игры Жизнь" и визуализирует его с использованием библиотеки Graphics.Gloss.</text:p>
      <text:p text:style-name="Standard"><text:span text:style-name="T61">С</text:span>тоит отметить, что программа имеет некоторые функциональные ограничения.:</text:p>
      <text:list xml:id="list435981742" text:style-name="L67">
        <text:list-item>
          <text:p text:style-name="P94">Программа предназначена для демонстрации и моделирования "Игры Жизнь" и не предназначена для других типов клеточных автоматов.</text:p>
        </text:list-item>
        <text:list-item>
          <text:p text:style-name="P94">Визуализация и управление ограничены возможностями библиотеки Graphics.Gloss.</text:p>
        </text:list-item>
      </text:list>
      <text:p text:style-name="Standard"><text:tab/>Для корректной работы программы требуется следующее программное и аппаратное обеспечение:</text:p>
      <text:list xml:id="list4012147098" text:style-name="L68">
        <text:list-item>
          <text:p text:style-name="P95">Программное обеспечение:</text:p>
        </text:list-item>
      </text:list>
      <text:list xml:id="list1153017394" text:style-name="L69">
        <text:list-item>
          <text:p text:style-name="P96">Компилятор Haskell, например, GHC (Glasgow Haskell Compiler).</text:p>
        </text:list-item>
        <text:list-item>
          <text:p text:style-name="P96">Библиотеки Haskell: Data.List, Data.Fixed, Data.HashSet, Graphics.Gloss.</text:p>
        </text:list-item>
      </text:list>
      <text:list xml:id="list225245274903953" text:continue-list="list4012147098" text:style-name="L68">
        <text:list-item>
          <text:p text:style-name="P95">Аппаратное обеспечение:</text:p>
        </text:list-item>
      </text:list>
      <text:list xml:id="list428139232" text:style-name="L70">
        <text:list-item>
          <text:p text:style-name="P97">Современный персональный компьютер с операционной системой, поддерживающей Haskell (Windows, macOS, Linux).</text:p>
        </text:list-item>
        <text:list-item>
          <text:p text:style-name="P97">Графический адаптер, поддерживающий OpenGL для визуализации с помощью Graphics.Gloss.</text:p>
        </text:list-item>
      </text:list>
      <text:p text:style-name="Standard"><text:tab/>Программа написана на языке программирования Haskell. Выбор этого языка обусловлен несколькими причинами:</text:p>
      <text:list xml:id="list779994895" text:style-name="L71">
        <text:list-item>
          <text:p text:style-name="P98">Функциональная парадигма: Haskell является чисто функциональным языком программирования, что позволяет легко выражать математические и логические концепции, такие как правила "Игры Жизнь".</text:p>
        </text:list-item>
        <text:list-item>
          <text:p text:style-name="P98">Модульность и абстракция: Haskell поддерживает высокую степень абстракции и модульности, что упрощает разработку и поддержку сложных алгоритмов.</text:p>
        </text:list-item>
        <text:list-item>
          <text:p text:style-name="P98">Безопасность типов: Сильная система типов Haskell помогает избежать многих ошибок на этапе компиляции.</text:p>
        </text:list-item>
        <text:list-item>
          <text:p text:style-name="P98">Богатая экосистема: Наличие библиотек, таких как Graphics.Gloss, упрощает разработку графических приложений.</text:p>
        </text:list-item>
      </text:list>
      <text:p text:style-name="P114"><text:tab/></text:p>
      <text:p text:style-name="P114"><text:tab/>Haskell предоставляет множество средств для поддержки функциональной парадигмы программирования:</text:p>
      <text:list xml:id="list412878574" text:style-name="L72">
        <text:list-item>
          <text:p text:style-name="P99">Чистые функции: Все функции в Haskell являются чистыми, то есть не имеют побочных эффектов и всегда возвращают одно и то же значение для одних и тех же аргументов.</text:p>
        </text:list-item>
        <text:list-item>
          <text:p text:style-name="P99">Высшие функции: Haskell поддерживает высшие функции, которые могут принимать другие функции в качестве аргументов и возвращать функции.</text:p>
        </text:list-item>
        <text:list-item>
          <text:p text:style-name="P99">Ленивые вычисления: Haskell использует ленивые вычисления, что позволяет откладывать вычисления до тех пор, пока результат не потребуется.</text:p>
        </text:list-item>
        <text:list-item>
          <text:p text:style-name="P99">Неизменяемость данных: Все данные в Haskell неизменяемы, что упрощает параллельное и конкурентное программирование.</text:p>
        </text:list-item>
        <text:list-item>
          <text:p text:style-name="P99">Сопоставление с образцом: Haskell поддерживает сопоставление с образцом, что упрощает обработку сложных структур данных.</text:p>
        </text:list-item>
        <text:list-item>
          <text:p text:style-name="P99">Монады: Монады в Haskell позволяют работать с побочными эффектами, такими как ввод-вывод, в функциональном стиле.</text:p>
        </text:list-item>
      </text:list>
      <text:p text:style-name="Standard">Эти особенности делают Haskell подходящим языком для реализации алгоритмов и моделей, таких как "Игра Жизнь".</text:p>
      <text:p text:style-name="Standard"/>
      <text:p text:style-name="P82">Структура программного обеспечения</text:p>
      <text:p text:style-name="Standard"><text:soft-page-break/></text:p>
      <text:p text:style-name="P80"><text:span text:style-name="T60">А</text:span>лгоритм работы программы</text:p>
      <text:list xml:id="list739945608" text:style-name="L45">
        <text:list-item>
          <text:p text:style-name="P61">Инициализация игры:</text:p>
        </text:list-item>
      </text:list>
      <text:list xml:id="list2900260921" text:style-name="L46">
        <text:list-item>
          <text:list>
            <text:list-item>
              <text:p text:style-name="P85"><text:span text:style-name="T34">Создание пустого игрового поля.</text:span></text:p>
            </text:list-item>
            <text:list-item>
              <text:p text:style-name="P85"><text:span text:style-name="T34">Установка начальных параметров камеры (положение, масштабирование).</text:span></text:p>
            </text:list-item>
            <text:list-item>
              <text:p text:style-name="P85"><text:span text:style-name="T34">Установка начального состояния игры (пауза).</text:span></text:p>
            </text:list-item>
            <text:list-item>
              <text:p text:style-name="P85"><text:span text:style-name="T34">Установка параметров отображения сетки и размеров экрана.</text:span></text:p>
            </text:list-item>
          </text:list>
        </text:list-item>
      </text:list>
      <text:list xml:id="list225245006837638" text:continue-list="list739945608" text:style-name="L45">
        <text:list-item>
          <text:p text:style-name="P61">Отображение интерфейса:</text:p>
        </text:list-item>
      </text:list>
      <text:list xml:id="list847698120" text:style-name="L47">
        <text:list-item>
          <text:list>
            <text:list-item>
              <text:p text:style-name="P86"><text:span text:style-name="T34">Отрисовка игрового поля с живыми и мертвыми клетками.</text:span></text:p>
            </text:list-item>
            <text:list-item>
              <text:p text:style-name="P86"><text:span text:style-name="T34">При необходимости, отрисовка сетки.</text:span></text:p>
            </text:list-item>
            <text:list-item>
              <text:p text:style-name="P86"><text:span text:style-name="T34">Отрисовка панели с кнопками управления и информацией о состоянии игры.</text:span></text:p>
            </text:list-item>
          </text:list>
        </text:list-item>
      </text:list>
      <text:list xml:id="list225244636566213" text:continue-list="list225245006837638" text:style-name="L45">
        <text:list-item>
          <text:p text:style-name="P61">Игровой цикл:</text:p>
          <text:list>
            <text:list-item>
              <text:p text:style-name="P84"><text:span text:style-name="T34">При наличии активного состояния игры (не на паузе):</text:span></text:p>
            </text:list-item>
          </text:list>
        </text:list-item>
      </text:list>
      <text:list xml:id="list2160849126" text:style-name="L48">
        <text:list-item>
          <text:list>
            <text:list-item>
              <text:list>
                <text:list-item>
                  <text:p text:style-name="P87"><text:span text:style-name="T34">Обновление игрового состояния на основе прошедшего времени.</text:span></text:p>
                </text:list-item>
                <text:list-item>
                  <text:p text:style-name="P87"><text:span text:style-name="T34">Обновление параметров камеры в зависимости от действий пользователя.</text:span></text:p>
                </text:list-item>
                <text:list-item>
                  <text:p text:style-name="P87"><text:span text:style-name="T34">Обновление отображения игрового поля и интерфейса.</text:span></text:p>
                </text:list-item>
              </text:list>
            </text:list-item>
          </text:list>
        </text:list-item>
      </text:list>
      <text:list xml:id="list225244654642721" text:continue-list="list225244636566213" text:style-name="L45">
        <text:list-item>
          <text:p text:style-name="P61">Обработка событий:</text:p>
          <text:list>
            <text:list-item>
              <text:p text:style-name="P84"><text:span text:style-name="T34">Обработка пользовательских событий, таких как нажатия клавиш или клики мыши.</text:span></text:p>
            </text:list-item>
            <text:list-item>
              <text:p text:style-name="P84"><text:span text:style-name="T34">В зависимости от действия пользователя:</text:span></text:p>
            </text:list-item>
          </text:list>
        </text:list-item>
      </text:list>
      <text:list xml:id="list173444102" text:style-name="L50">
        <text:list-item>
          <text:list>
            <text:list-item>
              <text:list>
                <text:list-item>
                  <text:p text:style-name="P88"><text:span text:style-name="T34">Изменение параметров камеры (перемещение, масштабирование).</text:span></text:p>
                </text:list-item>
                <text:list-item>
                  <text:p text:style-name="P88"><text:span text:style-name="T34">Изменение параметров отображения (сетка, состояние игры).</text:span></text:p>
                </text:list-item>
                <text:list-item>
                  <text:p text:style-name="P88"><text:span text:style-name="T34">Добавление или удаление клеток на игровом поле.</text:span></text:p>
                </text:list-item>
                <text:list-item>
                  <text:p text:style-name="P88"><text:span text:style-name="T34">Выбор конфигурации для добавления на игровое поле.</text:span></text:p>
                </text:list-item>
              </text:list>
            </text:list-item>
          </text:list>
        </text:list-item>
      </text:list>
      <text:p text:style-name="P60"/>
      <text:p text:style-name="P80">Используемые методы</text:p>
      <text:list xml:id="list927915396" text:style-name="L51">
        <text:list-item>
          <text:p text:style-name="P62"><text:span text:style-name="T58">Отрисовка игры:</text:span></text:p>
        </text:list-item>
      </text:list>
      <text:list xml:id="list2853211923" text:style-name="L53">
        <text:list-item>
          <text:list>
            <text:list-item>
              <text:p text:style-name="P89"><text:span text:style-name="T59">Функция drawGame отвечает за отображение текущего состояния игры, включая отображение клеток, сетки и интерфейса.</text:span></text:p>
            </text:list-item>
          </text:list>
        </text:list-item>
      </text:list>
      <text:list xml:id="list225243895986532" text:continue-list="list927915396" text:style-name="L51">
        <text:list-item>
          <text:p text:style-name="P62"><text:span text:style-name="T58">Управление игрой:</text:span></text:p>
        </text:list-item>
      </text:list>
      <text:list xml:id="list3209759164" text:style-name="L55">
        <text:list-item>
          <text:p text:style-name="P90"><text:span text:style-name="T59">Функция gameInteract обрабатывает события пользователя, такие как нажатия клавиш или клики мыши, и изменяет состояние игры в соответствии с действиями пользователя.</text:span></text:p>
        </text:list-item>
      </text:list>
      <text:list xml:id="list225244514454933" text:continue-list="list225243895986532" text:style-name="L51">
        <text:list-item>
          <text:p text:style-name="P62"><text:span text:style-name="T58">Обновление игрового состояния:</text:span></text:p>
        </text:list-item>
      </text:list>
      <text:list xml:id="list3122245374" text:style-name="L57">
        <text:list-item>
          <text:p text:style-name="P91"><text:span text:style-name="T59">Функция iterateGame обновляет состояние игры на основе прошедшего времени, включая изменения позиции камеры и параметров масштабирования.</text:span></text:p>
        </text:list-item>
      </text:list>
      <text:list xml:id="list225244275671108" text:continue-list="list225244514454933" text:style-name="L51">
        <text:list-item>
          <text:p text:style-name="P62"><text:span text:style-name="T58">Отрисовка клеток и сетки:</text:span></text:p>
        </text:list-item>
      </text:list>
      <text:list xml:id="list471537796" text:style-name="L59">
        <text:list-item>
          <text:p text:style-name="P92"><text:span text:style-name="T59">Функция drawCells отображает живые и мертвые клетки на игровом поле.</text:span></text:p>
        </text:list-item>
        <text:list-item>
          <text:p text:style-name="P92"><text:span text:style-name="T59">Функция drawGrid отображает сетку на игровом поле.</text:span></text:p>
        </text:list-item>
      </text:list>
      <text:list xml:id="list225244650125751" text:continue-list="list225244275671108" text:style-name="L51">
        <text:list-item>
          <text:p text:style-name="P62"><text:span text:style-name="T58">Управление интерфейсом:</text:span></text:p>
        </text:list-item>
      </text:list>
      <text:list xml:id="list1019189187" text:style-name="L61">
        <text:list-item>
          <text:p text:style-name="P93"><text:span text:style-name="T59">Функция drawPanel отрисовывает панель с кнопками управления и информацией о текущем состоянии игры.</text:span></text:p>
        </text:list-item>
        <text:list-item>
          <text:p text:style-name="P93"><text:span text:style-name="T59">Функции </text:span><text:bookmark-start text:name="__DdeLink__5855_1522501719"/><text:span text:style-name="T59">processButtonClick</text:span><text:bookmark-end text:name="__DdeLink__5855_1522501719"/><text:span text:style-name="T59"> и isPanelClick обрабатывают клики по кнопкам на панели и реагируют соответствующим образом.</text:span></text:p>
        </text:list-item>
      </text:list>
      <text:p text:style-name="P80"><text:span text:style-name="T58"/></text:p>
      <text:p text:style-name="P83"><text:span text:style-name="T57">С</text:span><text:span text:style-name="T56">труктура программы с описанием функций составных частей и связи между ними</text:span></text:p>
      <text:p text:style-name="P79"/>
      <text:p text:style-name="Standard">Типы Cell и Board</text:p>
      <text:p text:style-name="P13"><text:span text:style-name="T1">type </text:span><text:span text:style-name="T6">Cell </text:span><text:span text:style-name="T12">= (</text:span><text:span text:style-name="T6">Int</text:span><text:span text:style-name="T12">, </text:span><text:span text:style-name="T6">Int</text:span><text:span text:style-name="T12">)</text:span><text:line-break/><text:line-break/><text:span text:style-name="T1">type </text:span><text:span text:style-name="T6">Board </text:span><text:span text:style-name="T12">= </text:span><text:span text:style-name="T6">HashSet Cell</text:span></text:p>
      <text:list xml:id="list4228342296" text:style-name="L3">
        <text:list-item>
          <text:p text:style-name="P26">Cell представляет собой координаты ячейки на игровом поле, это кортеж из двух целых чисел (Int, Int).</text:p>
        </text:list-item>
        <text:list-item>
          <text:p text:style-name="P26"><text:soft-page-break/>Board представляет собой множество (HashSet) ячеек, где каждая ячейка в этом множестве жива, а все остальные мертвы.</text:p>
        </text:list-item>
      </text:list>
      <text:p text:style-name="Standard"/>
      <text:p text:style-name="Standard">Тип данных Configuration</text:p>
      <text:p text:style-name="P12"><text:span text:style-name="T1">data </text:span><text:span text:style-name="T6">Configuration </text:span><text:span text:style-name="T12">= </text:span><text:span text:style-name="T6">Glider </text:span><text:span text:style-name="T12">| </text:span><text:span text:style-name="T6">GliderGunSE </text:span><text:span text:style-name="T12">| </text:span><text:span text:style-name="T6">GliderGunSW </text:span><text:span text:style-name="T12">| </text:span><text:span text:style-name="T6">GliderGunNE </text:span><text:span text:style-name="T12">| </text:span><text:span text:style-name="T6">GliderGunNW </text:span><text:span text:style-name="T12">| </text:span><text:span text:style-name="T6">NOTGate </text:span><text:span text:style-name="T12">| </text:span><text:span text:style-name="T6">ANDGate </text:span><text:span text:style-name="T12">| </text:span><text:span text:style-name="T6">ORGate</text:span></text:p>
      <text:list xml:id="list482412071" text:style-name="L4">
        <text:list-item>
          <text:p text:style-name="P27">Configuration представляет различные конфигурации, которые могут быть добавлены на игровое поле. Эти конфигурации включают в себя различные структуры, такие как глайдеры и логические ворота.</text:p>
        </text:list-item>
      </text:list>
      <text:p text:style-name="P3"/>
      <text:p text:style-name="P3">Функция <text:span text:style-name="T31">initialBoard</text:span></text:p>
      <text:p text:style-name="P14"><text:span text:style-name="T21">initialBoard </text:span><text:span text:style-name="T12">:: </text:span><text:span text:style-name="T6">Configuration </text:span><text:span text:style-name="T12">-&gt; </text:span><text:span text:style-name="T6">Board</text:span></text:p>
      <text:list xml:id="list3412579106" text:style-name="L5">
        <text:list-item>
          <text:p text:style-name="P28">initialBoard принимает значение типа Configuration и возвращает начальное состояние игрового поля (типа Board) для данной конфигурации.</text:p>
        </text:list-item>
      </text:list>
      <text:p text:style-name="P3"/>
      <text:p text:style-name="P11">Начальные состояния для каждой конфигурации</text:p>
      <text:p text:style-name="P3"><text:tab/>Каждая конфигурация имеет свое начальное состояние, определенное как множество живых ячеек. <text:span text:style-name="T26">Рассмотрим пример конфигурации глайдера:</text:span></text:p>
      <text:p text:style-name="P3"/>
      <text:p text:style-name="P16"><text:span text:style-name="T17">initialBoard </text:span><text:span text:style-name="T8">Glider </text:span><text:span text:style-name="T17">= </text:span><text:span text:style-name="T8">HS</text:span><text:span text:style-name="T17">.fromList [(</text:span><text:span text:style-name="T27">0</text:span><text:span text:style-name="T17">, </text:span><text:span text:style-name="T27">0</text:span><text:span text:style-name="T17">), (</text:span><text:span text:style-name="T27">1</text:span><text:span text:style-name="T17">, </text:span><text:span text:style-name="T27">0</text:span><text:span text:style-name="T17">), (</text:span><text:span text:style-name="T27">2</text:span><text:span text:style-name="T17">, </text:span><text:span text:style-name="T27">0</text:span><text:span text:style-name="T17">), (</text:span><text:span text:style-name="T27">2</text:span><text:span text:style-name="T17">, </text:span><text:span text:style-name="T27">1</text:span><text:span text:style-name="T17">), (</text:span><text:span text:style-name="T27">1</text:span><text:span text:style-name="T17">, </text:span><text:span text:style-name="T27">2</text:span><text:span text:style-name="T17">)]</text:span></text:p>
      <text:p text:style-name="P4"><text:tab/></text:p>
      <text:p text:style-name="P4"><text:tab/>Это начальное состояние для глайдера, одной из самых простых и известных конфигураций в "Игре жизни". Она состоит из 5 живых ячеек, расположенных в определенном порядке.</text:p>
      <text:p text:style-name="P4"><text:tab/><text:span text:style-name="T29">Далее </text:span>реализован тип данных для выбора различных конфигураций - <text:s/><text:span text:style-name="T31">ConfigurationChoice</text:span>.</text:p>
      <text:p text:style-name="P17"><text:span text:style-name="T3">data </text:span><text:span text:style-name="T8">ConfigurationChoice </text:span><text:span text:style-name="T17">= </text:span><text:span text:style-name="T8">GliderChoice </text:span><text:span text:style-name="T17">| </text:span><text:span text:style-name="T8">GliderGunSEChoice </text:span><text:span text:style-name="T17">| </text:span><text:span text:style-name="T8">GliderGunSWChoice </text:span><text:span text:style-name="T17">| </text:span><text:span text:style-name="T8">GliderGunNEChoice</text:span><text:span text:style-name="T17">| </text:span><text:span text:style-name="T8">GliderGunNWChoice </text:span><text:span text:style-name="T17">| </text:span><text:span text:style-name="T8">NOTGateChoice </text:span><text:span text:style-name="T17">| </text:span><text:span text:style-name="T8">ANDGateChoice </text:span><text:span text:style-name="T17">| </text:span><text:span text:style-name="T8">ORGateChoice</text:span></text:p>
      <text:p text:style-name="P3"><text:tab/>Этот тип данных представляет различные конфигурации, которые можно добавить на игровое поле. Каждая из этих конфигураций соответствует определенной структуре в <text:span text:style-name="T30">и</text:span>гре жизни, например, глайдеры или логические ворота.</text:p>
      <text:p text:style-name="P5"><text:tab/></text:p>
      <text:p text:style-name="P5"><text:tab/>Функция <text:span text:style-name="T31">addConfiguration</text:span></text:p>
      <text:p text:style-name="P9"><text:span text:style-name="T25">addConfiguration </text:span><text:span text:style-name="T31">:: </text:span><text:span text:style-name="T10">ConfigurationChoice </text:span><text:span text:style-name="T31">-&gt; </text:span><text:span text:style-name="T10">Cell </text:span><text:span text:style-name="T31">-&gt; </text:span><text:span text:style-name="T10">Board </text:span><text:span text:style-name="T31">-&gt; </text:span><text:span text:style-name="T10">Board</text:span></text:p>
      <text:p text:style-name="P10">addConfiguration choice position board = <text:span text:style-name="T5">HS</text:span>.union board $ <text:span text:style-name="T5">HS</text:span>.map (\(x, y) -&gt; (x + fst position, y + snd position)) $ initialBoardForChoice choice</text:p>
      <text:p text:style-name="P3">addConfiguration принимает три аргумента:</text:p>
      <text:list xml:id="list4128921047" text:style-name="L6">
        <text:list-item>
          <text:p text:style-name="P29">choice: выбранная конфигурация типа ConfigurationChoice.</text:p>
        </text:list-item>
        <text:list-item>
          <text:p text:style-name="P29">position: координаты (типа Cell), куда добавляется конфигурация.</text:p>
        </text:list-item>
        <text:list-item>
          <text:p text:style-name="P29">board: текущее игровое поле (типа Board).</text:p>
        </text:list-item>
      </text:list>
      <text:p text:style-name="P3">Функция возвращает новое игровое поле, которое включает в себя исходное поле с добавленной новой конфигурацией. HS.union объединяет два множества (board и новое множество клеток). HS.map трансформирует каждую клетку из начального состояния конфигурации, смещая ее на координаты position.</text:p>
      <text:p text:style-name="P3"/>
      <text:p text:style-name="P3"><text:tab/>Функция <text:span text:style-name="T31">initialBoardForChoice</text:span></text:p>
      <text:p text:style-name="P21"><text:span text:style-name="T22">initialBoardForChoice </text:span><text:span text:style-name="T17">:: </text:span><text:span text:style-name="T8">ConfigurationChoice </text:span><text:span text:style-name="T17">-&gt; </text:span><text:span text:style-name="T8">Board</text:span></text:p>
      <text:p text:style-name="P3"/>
      <text:p text:style-name="P3"><text:span text:style-name="T32"><text:tab/>Функция</text:span> принимает значение типа ConfigurationChoice и возвращает начальное состояние игрового поля (типа Board) для данной конфигурации.</text:p>
      <text:p text:style-name="P3"/>
      <text:p text:style-name="P3"><text:span text:style-name="T33"><text:tab/>Ф</text:span>ункция <text:span text:style-name="T31">iterateBoard</text:span></text:p>
      <text:p text:style-name="P15"><text:span text:style-name="T22">iterateBoard </text:span><text:span text:style-name="T17">:: </text:span><text:span text:style-name="T8">Board </text:span><text:span text:style-name="T17">-&gt; </text:span><text:span text:style-name="T8">Board</text:span><text:line-break/><text:span text:style-name="T17">iterateBoard board = stepCells (</text:span><text:span text:style-name="T8">HS</text:span><text:span text:style-name="T17">.toList board) </text:span><text:span text:style-name="T8">HS</text:span><text:span text:style-name="T17">.empty</text:span></text:p>
      <text:p text:style-name="P3"><text:soft-page-break/><text:tab/><text:span text:style-name="T33">Данная ф</text:span>ункция принимает текущ<text:span text:style-name="T40">ее</text:span> <text:span text:style-name="T40">поле</text:span> и преобразует ее в список живых ячеек с помощью HS.toList. Она вызывает вспомогательную функцию stepCells с этим списком и пустым аккумулятором HS.empty.</text:p>
      <text:p text:style-name="P15"><text:span text:style-name="T3">where </text:span><text:span text:style-name="T17">stepCells :: [</text:span><text:span text:style-name="T8">Cell</text:span><text:span text:style-name="T17">] -&gt; </text:span><text:span text:style-name="T8">Board </text:span><text:span text:style-name="T17">-&gt; </text:span><text:span text:style-name="T8">Board</text:span><text:line-break/><text:span text:style-name="T8"> <text:s text:c="5"/></text:span><text:span text:style-name="T17">stepCells [] accumulator <text:s text:c="9"/>= accumulator</text:span><text:line-break/><text:span text:style-name="T17"> <text:s text:c="5"/>stepCells (cell:rest) accumulator = </text:span><text:span text:style-name="T3">if </text:span><text:span text:style-name="T17">aliveNeighbors &gt;= </text:span><text:span text:style-name="T27">2 </text:span><text:span text:style-name="T17">&amp;&amp; aliveNeighbors &lt; </text:span><text:span text:style-name="T27">4</text:span><text:line-break/><text:span text:style-name="T27"> <text:s text:c="9"/></text:span><text:span text:style-name="T3">then </text:span><text:span text:style-name="T17">stepCells rest (</text:span><text:span text:style-name="T8">HS</text:span><text:span text:style-name="T17">.insert cell tryAddOffspring)</text:span><text:line-break/><text:span text:style-name="T17"> <text:s text:c="9"/></text:span><text:span text:style-name="T3">else </text:span><text:span text:style-name="T17">stepCells rest tryAddOffspring</text:span></text:p>
      <text:p text:style-name="P3"><text:span text:style-name="T31">stepCells</text:span> рекурсивно обрабатывает список ячеек:</text:p>
      <text:list xml:id="list1926102300" text:style-name="L7">
        <text:list-item>
          <text:p text:style-name="P63"><text:span text:style-name="T34">Если список пуст ([]), она возвращает аккумулятор, который представляет собой обновленное состояние </text:span><text:span text:style-name="T35">игрового поля</text:span><text:span text:style-name="T34">.</text:span></text:p>
        </text:list-item>
        <text:list-item>
          <text:p text:style-name="P30">Если есть еще ячейки (cell:rest), она проверяет количество живых соседей ячейки cell:</text:p>
          <text:list>
            <text:list-item>
              <text:p text:style-name="P31">Если количество живых соседей aliveNeighbors от 2 до 3 включительно, ячейка выживает, и она добавляется в аккумулятор с помощью HS.insert.</text:p>
            </text:list-item>
            <text:list-item>
              <text:p text:style-name="P31">Затем функция рекурсивно обрабатывает оставшиеся ячейки (rest).</text:p>
            </text:list-item>
          </text:list>
        </text:list-item>
      </text:list>
      <text:h text:style-name="P2" text:outline-level="4"/>
      <text:h text:style-name="P2" text:outline-level="4">Подсчет живых соседей:</text:h>
      <text:p text:style-name="P15"><text:span text:style-name="T3">where </text:span><text:span text:style-name="T17">aliveNeighbors :: </text:span><text:span text:style-name="T8">Int</text:span><text:line-break/><text:span text:style-name="T8"> <text:s text:c="5"/></text:span><text:span text:style-name="T17">aliveNeighbors = length $ findAlive possibleNeighbors</text:span></text:p>
      <text:p text:style-name="P3"><text:span text:style-name="T31"><text:tab/>aliveNeighbors</text:span> вычисляет количество живых соседей ячейки путем нахождения всех живых ячеек среди ее соседей.</text:p>
      <text:h text:style-name="P2" text:outline-level="4"/>
      <text:h text:style-name="P2" text:outline-level="4">Поиск живых соседей:</text:h>
      <text:p text:style-name="P15"><text:span text:style-name="T17">findAlive :: [</text:span><text:span text:style-name="T8">Cell</text:span><text:span text:style-name="T17">] -&gt; [</text:span><text:span text:style-name="T8">Cell</text:span><text:span text:style-name="T17">]</text:span><text:line-break/><text:span text:style-name="T17">findAlive = </text:span><text:span text:style-name="T8">L</text:span><text:span text:style-name="T17">.filter (`</text:span><text:span text:style-name="T8">HS</text:span><text:span text:style-name="T17">.member` board)</text:span></text:p>
      <text:p text:style-name="P3"><text:span text:style-name="T31"><text:tab/>findAlive</text:span> возвращает список живых ячеек среди заданного списка ячеек. Она использует функцию HS.member, чтобы проверить, находится ли ячейка в текущем состоянии <text:span text:style-name="T40">игрового поля</text:span>.</text:p>
      <text:p text:style-name="P3"/>
      <text:h text:style-name="P2" text:outline-level="4">Обработка потомков:</text:h>
      <text:p text:style-name="P15"><text:span text:style-name="T17">tryAddOffspring :: </text:span><text:span text:style-name="T8">Board</text:span><text:line-break/><text:span text:style-name="T17">tryAddOffspring</text:span><text:line-break/><text:span text:style-name="T17"> <text:s/>| not $ </text:span><text:span text:style-name="T8">L</text:span><text:span text:style-name="T17">.null findOffspring = </text:span><text:span text:style-name="T8">HS</text:span><text:span text:style-name="T17">.union findOffspring accumulator</text:span><text:line-break/><text:span text:style-name="T17"> <text:s/>| otherwise <text:s text:c="17"/>= accumulator</text:span></text:p>
      <text:p text:style-name="P3"><text:span text:style-name="T31"><text:tab/>tryAddOffspring</text:span> пытается добавить потомков (новые живые ячейки) к аккумулятору:</text:p>
      <text:list xml:id="list928872021" text:style-name="L8">
        <text:list-item>
          <text:p text:style-name="P32">Если список найденных потомков findOffspring не пуст, он объединяет их с аккумулятором с помощью HS.union.</text:p>
        </text:list-item>
        <text:list-item>
          <text:p text:style-name="P32">В противном случае возвращает аккумулятор без изменений.</text:p>
        </text:list-item>
      </text:list>
      <text:p text:style-name="P3"/>
      <text:h text:style-name="P2" text:outline-level="4">Поиск потомков:</text:h>
      <text:p text:style-name="P12"><text:span text:style-name="T13">findOffspring :: </text:span><text:span text:style-name="T6">Board</text:span><text:line-break/><text:span text:style-name="T12">findOffspring = </text:span><text:span text:style-name="T6">HS</text:span><text:span text:style-name="T12">.fromList [deadNeighbor | deadNeighbor &lt;- possibleNeighbors</text:span><text:line-break/><text:span text:style-name="T12"> <text:s text:c="36"/>, not $ deadNeighbor `HS.member` board</text:span><text:line-break/><text:span text:style-name="T12"> <text:s text:c="36"/>, not $ deadNeighbor `HS.member` accumulator</text:span><text:line-break/><text:span text:style-name="T12"> <text:s text:c="36"/>, length (findAlive $ findPossibleNeighbors deadNeighbor) == 3]</text:span></text:p>
      <text:p text:style-name="Standard"><text:span text:style-name="T31"><text:tab/>findOffspring</text:span> находит ячейки, которые могут стать живыми на следующем шаге:</text:p>
      <text:list xml:id="list2580055813" text:style-name="L9">
        <text:list-item>
          <text:p text:style-name="P64">Она проверяет всех соседей (<text:span text:style-name="T31">possibleNeighbors</text:span>), которые мертвы в текущем состоянии <text:span text:style-name="T40">игрового поля</text:span> и не находятся в аккумуляторе.</text:p>
        </text:list-item>
        <text:list-item>
          <text:p text:style-name="P64">Если у мертвой ячейки ровно три живых соседа, она добавляется в список потомков.</text:p>
        </text:list-item>
      </text:list>
      <text:h text:style-name="P2" text:outline-level="4">Поиск соседей:</text:h>
      <text:p text:style-name="P15"><text:span text:style-name="T17">possibleNeighbors :: [</text:span><text:span text:style-name="T8">Cell</text:span><text:span text:style-name="T17">]</text:span><text:line-break/><text:span text:style-name="T17">possibleNeighbors = findPossibleNeighbors cell</text:span><text:line-break/><text:span text:style-name="T17">findPossibleNeighbors :: </text:span><text:span text:style-name="T8">Cell </text:span><text:span text:style-name="T17">-&gt; [</text:span><text:span text:style-name="T8">Cell</text:span><text:span text:style-name="T17">]</text:span><text:line-break/><text:soft-page-break/><text:span text:style-name="T17">findPossibleNeighbors cell = [(fst cell + dx, snd cell + dy) | dx &lt;- [</text:span><text:span text:style-name="T27">-1</text:span><text:span text:style-name="T17">, </text:span><text:span text:style-name="T27">0</text:span><text:span text:style-name="T17">, </text:span><text:span text:style-name="T27">1</text:span><text:span text:style-name="T17">], dy &lt;- [</text:span><text:span text:style-name="T27">-1</text:span><text:span text:style-name="T17">, </text:span><text:span text:style-name="T27">0</text:span><text:span text:style-name="T17">, </text:span><text:span text:style-name="T27">1</text:span><text:span text:style-name="T17">]</text:span><text:line-break/><text:span text:style-name="T17"> <text:s text:c="28"/>, (dx, dy) /= (</text:span><text:span text:style-name="T27">0</text:span><text:span text:style-name="T17">, </text:span><text:span text:style-name="T27">0</text:span><text:span text:style-name="T17">)]</text:span></text:p>
      <text:p text:style-name="P3"><text:span text:style-name="T31"><text:tab/>possibleNeighbors</text:span> возвращает список всех соседей данной ячейки. <text:span text:style-name="T31">findPossibleNeighbors</text:span> создает список всех ячеек в пределах одного шага от данной ячейки, исключая саму ячейку.</text:p>
      <text:p text:style-name="P3"/>
      <text:p text:style-name="P3"><text:span text:style-name="T38">Ф</text:span>ункция <text:span text:style-name="T31">iterateGame</text:span></text:p>
      <text:p text:style-name="P18"><text:span text:style-name="T22">iterateGame </text:span><text:span text:style-name="T17">:: </text:span><text:span text:style-name="T8">Float </text:span><text:span text:style-name="T17">-&gt; </text:span><text:span text:style-name="T8">Game </text:span><text:span text:style-name="T17">-&gt; </text:span><text:span text:style-name="T8">Game</text:span><text:line-break/><text:span text:style-name="T17">iterateGame deltaTime game = game { board <text:s/>= </text:span><text:span text:style-name="T3">if </text:span><text:span text:style-name="T17">not $ paused game </text:span></text:p>
      <text:p text:style-name="P18"><text:span text:style-name="T17"><text:tab/><text:tab/><text:tab/><text:tab/><text:tab/><text:tab/> </text:span><text:span text:style-name="T3">then </text:span><text:span text:style-name="T17">iterateBoard (board game) </text:span><text:span text:style-name="T3">else </text:span><text:span text:style-name="T17">board game</text:span><text:line-break/><text:span text:style-name="T17"> <text:s text:c="33"/>, camera = gameCamera { </text:span></text:p>
      <text:p text:style-name="P18"><text:span text:style-name="T17"><text:tab/><text:tab/><text:tab/><text:tab/><text:tab/><text:tab/> <text:s text:c="5"/>x <text:s text:c="3"/>= x gameCamera + scaledDeltaX</text:span><text:line-break/><text:span text:style-name="T17"> <text:s text:c="47"/>, y <text:s text:c="3"/>= y gameCamera + scaledDeltaY</text:span><text:line-break/><text:span text:style-name="T17"> <text:s text:c="47"/>, zoom = min zoomMaximum $ max nextZoom zoomMinimum}</text:span><text:line-break/><text:span text:style-name="T17"> <text:s text:c="33"/>}</text:span></text:p>
      <text:p text:style-name="P3"><text:span text:style-name="T39">Функция </text:span>принимает два параметра: deltaTime (время, прошедшее с последнего обновления) и текущее состояние игры game. <text:span text:style-name="T39">В</text:span>озвращает новое состояние игры, обновляя <text:span text:style-name="T40">игровое поле</text:span> и камеру.</text:p>
      <text:p text:style-name="P3"/>
      <text:h text:style-name="P1" text:outline-level="3">Обновление <text:span text:style-name="T41">игрового поля:</text:span></text:h>
      <text:p text:style-name="P15"><text:span text:style-name="T11"><text:s/></text:span><text:span text:style-name="T17">board <text:s/>= </text:span><text:span text:style-name="T3">if </text:span><text:span text:style-name="T17">not $ paused game </text:span><text:span text:style-name="T3">then </text:span><text:span text:style-name="T17">iterateBoard (board game) </text:span><text:span text:style-name="T3">else </text:span><text:span text:style-name="T17">board game</text:span></text:p>
      <text:list xml:id="list3059914773" text:style-name="L10">
        <text:list-item>
          <text:p text:style-name="P65"><text:span text:style-name="T34">Если игра не приостановлена, то вызывается функция iterateBoard для обновления состояния </text:span><text:span text:style-name="T36">поля</text:span><text:span text:style-name="T34"> board.</text:span></text:p>
        </text:list-item>
        <text:list-item>
          <text:p text:style-name="P65"><text:span text:style-name="T34">Если игра приостановлена, состояние </text:span><text:span text:style-name="T36">поля</text:span><text:span text:style-name="T34"> остается неизменным.</text:span></text:p>
        </text:list-item>
      </text:list>
      <text:h text:style-name="Heading_20_3" text:outline-level="3"><text:span text:style-name="T34">Обновление камеры</text:span><text:span text:style-name="T37">:</text:span></text:h>
      <text:p text:style-name="P12"><text:span text:style-name="T14">camera = gameCamera </text:span><text:span text:style-name="T12">{ x <text:s text:c="3"/>= x gameCamera + scaledDeltaX</text:span><text:line-break/><text:span text:style-name="T12"> <text:s text:c="21"/>, y <text:s text:c="3"/>= y gameCamera + scaledDeltaY</text:span><text:line-break/><text:span text:style-name="T12"> <text:s text:c="21"/>, zoom = min zoomMaximum $ max nextZoom zoomMinimum}</text:span></text:p>
      <text:p text:style-name="P6">Камера обновляется, изменяя её координаты x, y и уровень масштаба zoom. x и y обновляются с учетом scaledDeltaX и scaledDeltaY. zoom ограничивается минимальными и максимальными значениями.</text:p>
      <text:p text:style-name="P6"/>
      <text:p text:style-name="P19"><text:span text:style-name="T3">where </text:span><text:span text:style-name="T17">gameCamera :: </text:span><text:span text:style-name="T8">Camera</text:span><text:line-break/><text:span text:style-name="T8"> <text:s text:c="5"/></text:span><text:span text:style-name="T17">gameCamera = camera game</text:span></text:p>
      <text:p text:style-name="P6">Извлекается текущая камера из состояния игры <text:span text:style-name="T42">для в</text:span>ычислени<text:span text:style-name="T42">я</text:span> следующего уровня масштаба.</text:p>
      <text:p text:style-name="P19"><text:span text:style-name="T17">nextZoom :: </text:span><text:span text:style-name="T8">Float</text:span><text:line-break/><text:span text:style-name="T17">nextZoom = zoom gameCamera + scaledDeltaZoom</text:span><text:line-break/><text:span text:style-name="T17">zoomMinimum :: </text:span><text:span text:style-name="T8">Float</text:span><text:line-break/><text:span text:style-name="T17">zoomMinimum = </text:span><text:span text:style-name="T27">0.05</text:span><text:line-break/><text:span text:style-name="T17">zoomMaximum :: </text:span><text:span text:style-name="T8">Float</text:span><text:line-break/><text:span text:style-name="T17">zoomMaximum = </text:span><text:span text:style-name="T27">10.0</text:span></text:p>
      <text:p text:style-name="P3">Вычисляется следующий уровень масштаба камеры, добавляя scaledDeltaZoom к текущему значению zoom <text:span text:style-name="T42">и определяются минимальный и максимальный уровни масштаба.</text:span></text:p>
      <text:p text:style-name="P3">Масштабированные изменения координат и масштаба:</text:p>
      <text:p text:style-name="P15"><text:span text:style-name="T17">scaledDeltaX :: </text:span><text:span text:style-name="T8">Float</text:span><text:line-break/><text:span text:style-name="T17">scaledDeltaX = deltaX gameCamera / zoom gameCamera * deltaTime</text:span><text:line-break/><text:span text:style-name="T17">scaledDeltaY :: </text:span><text:span text:style-name="T8">Float</text:span><text:line-break/><text:span text:style-name="T17">scaledDeltaY = deltaY gameCamera / zoom gameCamera * deltaTime</text:span><text:line-break/><text:span text:style-name="T17">scaledDeltaZoom :: </text:span><text:span text:style-name="T8">Float</text:span><text:line-break/><text:span text:style-name="T17">scaledDeltaZoom = deltaZoom gameCamera * zoom gameCamera * deltaTime</text:span></text:p>
      <text:list xml:id="list3919976244" text:style-name="L11">
        <text:list-item>
          <text:p text:style-name="P33">scaledDeltaX и scaledDeltaY вычисляют изменения координат x и y с учетом текущего уровня масштаба и времени, прошедшего с последнего обновления.</text:p>
        </text:list-item>
        <text:list-item>
          <text:p text:style-name="P33">scaledDeltaZoom вычисляет изменение масштаба с учетом текущего уровня масштаба и времени, прошедшего с последнего обновления.</text:p>
        </text:list-item>
      </text:list>
      <text:p text:style-name="P3"/>
      <text:p text:style-name="P3">Определение типа данных <text:span text:style-name="T31">Camera</text:span></text:p>
      <text:p text:style-name="P15"><text:span text:style-name="T3">data </text:span><text:span text:style-name="T8">Camera </text:span><text:span text:style-name="T17">= </text:span><text:span text:style-name="T8">Camera </text:span><text:span text:style-name="T17">{ x :: </text:span><text:span text:style-name="T8">Float</text:span><text:span text:style-name="T17">, <text:s text:c="3"/>deltaX :: </text:span><text:span text:style-name="T8">Float</text:span><text:line-break/><text:span text:style-name="T8"> <text:s text:c="20"/></text:span><text:span text:style-name="T17">, y :: </text:span><text:span text:style-name="T8">Float</text:span><text:span text:style-name="T17">, <text:s text:c="3"/>deltaY :: </text:span><text:span text:style-name="T8">Float</text:span><text:line-break/><text:span text:style-name="T8"> <text:s text:c="20"/></text:span><text:span text:style-name="T17">, zoom :: </text:span><text:span text:style-name="T8">Float</text:span><text:span text:style-name="T17">, deltaZoom :: </text:span><text:span text:style-name="T8">Float</text:span><text:line-break/><text:span text:style-name="T8"> <text:s text:c="20"/></text:span><text:span text:style-name="T17">}</text:span></text:p>
      <text:p text:style-name="P34"><text:soft-page-break/>Поля:</text:p>
      <text:list xml:id="list3595322110" text:style-name="L12">
        <text:list-item>
          <text:p text:style-name="P35">x,y - текущее положение камеры по горизонтали и вертикали.</text:p>
        </text:list-item>
        <text:list-item>
          <text:p text:style-name="P35">deltaX,deltaY - изменение позиции камеры по горизонтали. Это значение, на которое камера смещается по оси за единицу времени.</text:p>
        </text:list-item>
        <text:list-item>
          <text:p text:style-name="P35">zoom - текущий уровень масштаба камеры. </text:p>
        </text:list-item>
        <text:list-item>
          <text:p text:style-name="P35">deltaZoom - изменение уровня масштаба камеры.</text:p>
        </text:list-item>
      </text:list>
      <text:p text:style-name="P3">Назначение и использование</text:p>
      <text:list xml:id="list3586809709" text:style-name="L13">
        <text:list-item>
          <text:p text:style-name="P36">Позиционирование камеры: Поля x и y определяют, на какую часть игрового поля смотрит камера.</text:p>
        </text:list-item>
        <text:list-item>
          <text:p text:style-name="P36">Перемещение камеры: Поля deltaX и deltaY позволяют задать скорость перемещения камеры по осям X и Y соответственно. Эти значения используются для обновления позиции камеры при каждом шаге обновления состояния игры.</text:p>
        </text:list-item>
        <text:list-item>
          <text:p text:style-name="P36">Масштабирование камеры: Поле zoom позволяет управлять уровнем приближения или отдаления камеры. Поле deltaZoom задает скорость изменения уровня масштаба, что позволяет динамически увеличивать или уменьшать масштаб в зависимости от действий пользователя или других условий в игре.</text:p>
        </text:list-item>
      </text:list>
      <text:p text:style-name="P37"/>
      <text:p text:style-name="P22">Определение функции <text:span text:style-name="T31">drawCells</text:span></text:p>
      <text:p text:style-name="P15"><text:span text:style-name="T22">drawCells </text:span><text:span text:style-name="T17">:: </text:span><text:span text:style-name="T8">Game </text:span><text:span text:style-name="T17">-&gt; </text:span><text:span text:style-name="T8">Picture</text:span></text:p>
      <text:p text:style-name="P15"><text:span text:style-name="T17">drawCells (</text:span><text:span text:style-name="T8">Game </text:span><text:span text:style-name="T17">{board = board, camera = camera}) =</text:span><text:line-break/><text:span text:style-name="T17"> <text:s text:c="3"/>scale (zoom camera) (zoom camera) $ translate (-x camera) (-y camera) $</text:span><text:line-break/><text:span text:style-name="T17"> <text:s text:c="3"/>scale cellSize cellSize $ pictures $</text:span><text:line-break/><text:span text:style-name="T17"> <text:s text:c="7"/>zipWith (uncurry translate) (</text:span><text:span text:style-name="T8">L</text:span><text:span text:style-name="T17">.map floatize $ </text:span><text:span text:style-name="T8">HS</text:span><text:span text:style-name="T17">.toList board) (replicate (</text:span><text:span text:style-name="T8">HS</text:span><text:span text:style-name="T17">.size board) (translate (</text:span><text:span text:style-name="T27">-0.5</text:span><text:span text:style-name="T17">) (</text:span><text:span text:style-name="T27">-0.5</text:span><text:span text:style-name="T17">) $ rectangleSolid </text:span><text:span text:style-name="T27">1.0 1.0</text:span><text:span text:style-name="T17">))</text:span><text:line-break/><text:span text:style-name="T17"> <text:s text:c="3"/></text:span><text:span text:style-name="T3">where </text:span><text:span text:style-name="T17">floatize :: </text:span><text:span text:style-name="T8">Cell </text:span><text:span text:style-name="T17">-&gt; (</text:span><text:span text:style-name="T8">Float</text:span><text:span text:style-name="T17">, </text:span><text:span text:style-name="T8">Float</text:span><text:span text:style-name="T17">)</text:span><text:line-break/><text:span text:style-name="T17"> <text:s text:c="9"/>floatize (x, y) = (fromIntegral x, fromIntegral y)</text:span></text:p>
      <text:p text:style-name="P7"><text:span text:style-name="T43"><text:tab/>Ф</text:span>ункция принимает состояние игры (Game) и возвращает изображение (Picture). <text:span text:style-name="T44">П</text:span>араметр типа Game, который содержит текущ<text:span text:style-name="T44">ее игровое поле</text:span> (board) и камеру (camera). Функция drawCells создает изображение текущего состояния игрового поля, отображая живые ячейки как белые квадраты. Она учитывает положение и масштаб камеры, чтобы правильно отображать ячейки в соответствующих координатах</text:p>
      <text:p text:style-name="P7">Основная логика функции:</text:p>
      <text:list xml:id="list421546563" text:style-name="L14">
        <text:list-item>
          <text:p text:style-name="P38">Масштабирование изображения по уровню масштаба камеры:</text:p>
        </text:list-item>
      </text:list>
      <text:p text:style-name="P66">scale (zoom camera) (zoom camera)</text:p>
      <text:p text:style-name="P3">Устанавливает масштаб изображения, используя текущий уровень масштаба камеры.</text:p>
      <text:list xml:id="list3666510943" text:style-name="L15">
        <text:list-item>
          <text:p text:style-name="P39">Перевод изображения на координаты, соответствующие положению камеры:</text:p>
        </text:list-item>
      </text:list>
      <text:p text:style-name="P66">translate (-x camera) (-y camera)</text:p>
      <text:p text:style-name="P3">Перемещает изображение на координаты, соответствующие положению камеры.</text:p>
      <text:list xml:id="list2215881737" text:style-name="L16">
        <text:list-item>
          <text:p text:style-name="P40">Масштабирование изображения до размера ячеек:</text:p>
        </text:list-item>
      </text:list>
      <text:p text:style-name="P66">scale cellSize cellSize </text:p>
      <text:p text:style-name="P3">Устанавливает масштаб для ячеек, используя константу cellSize, которая определяет размер каждой ячейки на экране.</text:p>
      <text:list xml:id="list3270472836" text:style-name="L17">
        <text:list-item>
          <text:p text:style-name="P41">Создание списка изображений для всех ячеек на доске:</text:p>
        </text:list-item>
      </text:list>
      <text:p text:style-name="P66">pictures $</text:p>
      <text:h text:style-name="P1" text:outline-level="3"><text:span text:style-name="T45">О</text:span>тображение ячеек:</text:h>
      <text:list xml:id="list971413511" text:style-name="L18">
        <text:list-item>
          <text:p text:style-name="P115">Преобразование ячеек в список:</text:p>
        </text:list-item>
      </text:list>
      <text:p text:style-name="P12"><text:span text:style-name="T13">(</text:span><text:span text:style-name="T6">L</text:span><text:span text:style-name="T12">.map floatize $ </text:span><text:span text:style-name="T6">HS</text:span><text:span text:style-name="T12">.toList board)</text:span></text:p>
      <text:p text:style-name="Standard"><text:tab/>Преобразует множество ячеек (board) в список и преобразует координаты целых чисел (Cell) в координаты с плавающей запятой, используя функцию floatize.</text:p>
      <text:list xml:id="list465238149" text:style-name="L19">
        <text:list-item>
          <text:p text:style-name="P42">Создание изображений для каждой ячейки:</text:p>
        </text:list-item>
      </text:list>
      <text:p text:style-name="P15"><text:span text:style-name="T11"><text:s/></text:span><text:span text:style-name="T17">(replicate (</text:span><text:span text:style-name="T8">HS</text:span><text:span text:style-name="T17">.size board) (translate (</text:span><text:span text:style-name="T27">-0.5</text:span><text:span text:style-name="T17">) (</text:span><text:span text:style-name="T27">-0.5</text:span><text:span text:style-name="T17">) $ rectangleSolid </text:span><text:span text:style-name="T27">1.0 1.0</text:span><text:span text:style-name="T17">))</text:span></text:p>
      <text:p text:style-name="P3"><text:tab/>Создает изображение (белый квадрат) для каждой ячейки. Квадрат с координатами (1.0, 1.0) и центром в (0,0) переводится на (-0.5, -0.5), чтобы центрировать его в координате ячейки.</text:p>
      <text:list xml:id="list3303521125" text:style-name="L20">
        <text:list-item>
          <text:p text:style-name="P43">Применение перевода к каждому изображению:</text:p>
        </text:list-item>
      </text:list>
      <text:p text:style-name="P67">zipWith (uncurry translate)</text:p>
      <text:p text:style-name="P23"><text:soft-page-break/><text:tab/>Применяет координаты ячеек к соответствующим изображениям, смещая каждый квадрат в нужную позицию.</text:p>
      <text:p text:style-name="P3">Вспомогательная функция floatize:</text:p>
      <text:p text:style-name="P15"><text:span text:style-name="T3">where </text:span><text:span text:style-name="T17">floatize :: </text:span><text:span text:style-name="T8">Cell </text:span><text:span text:style-name="T17">-&gt; (</text:span><text:span text:style-name="T8">Float</text:span><text:span text:style-name="T17">, </text:span><text:span text:style-name="T8">Float</text:span><text:span text:style-name="T17">)</text:span><text:line-break/><text:span text:style-name="T17"> <text:s text:c="5"/>floatize (x, y) = (fromIntegral x, fromIntegral y)</text:span></text:p>
      <text:p text:style-name="P3"><text:tab/>Преобразует координаты ячеек из типа Int в тип Float, что необходимо для правильного отображения.</text:p>
      <text:p text:style-name="P3"/>
      <text:p text:style-name="P3">Определение функции <text:span text:style-name="T31">drawGrid</text:span></text:p>
      <text:p text:style-name="P15"><text:span text:style-name="T22">drawGrid </text:span><text:span text:style-name="T17">:: </text:span><text:span text:style-name="T8">Game </text:span><text:span text:style-name="T17">-&gt; </text:span><text:span text:style-name="T8">Picture</text:span><text:line-break/><text:span text:style-name="T17">drawGrid (</text:span><text:span text:style-name="T8">Game </text:span><text:span text:style-name="T17">{camera = camera, screenSize = screenSize}) = pictures</text:span></text:p>
      <text:p text:style-name="P3"><text:span text:style-name="T46"><text:tab/>Ф</text:span>ункция, которая принимает состояние игры (Game) и возвращает изображение (Picture). Она использует текущую камеру (camera) и размер экрана (screenSize).</text:p>
      <text:p text:style-name="P3">Основная логика функции:</text:p>
      <text:p text:style-name="P3"><text:tab/>Функция создает горизонтальные и вертикальные линии для отображения сетки.</text:p>
      <text:p text:style-name="P8">Горизонтальные и вертикальные линии:</text:p>
      <text:p text:style-name="P20"><text:span text:style-name="T17">[ translate (-halfHorizontal) horizontalCameraOffset $ pictures</text:span><text:line-break/><text:span text:style-name="T17"> <text:s text:c="3"/>[translate </text:span><text:span text:style-name="T27">0.0 </text:span><text:span text:style-name="T17">offset line | line &lt;- replicate horizontalLineCount $ </text:span><text:span text:style-name="T8">Line </text:span><text:span text:style-name="T17">[ (</text:span><text:span text:style-name="T27">0.0</text:span><text:span text:style-name="T17">, </text:span><text:span text:style-name="T27">0.0</text:span><text:span text:style-name="T17">), (horizontalLineSize, </text:span><text:span text:style-name="T27">0.0</text:span><text:span text:style-name="T17">)]</text:span><text:line-break/><text:span text:style-name="T17"> <text:s text:c="30"/>| offset &lt;- horizontalLineOffsets</text:span><text:line-break/><text:span text:style-name="T17"> <text:s text:c="3"/>]</text:span><text:line-break/><text:span text:style-name="T17">, translate verticalCameraOffset (-halfVertical) $ pictures</text:span><text:line-break/><text:span text:style-name="T17"> <text:s text:c="3"/>[translate offset </text:span><text:span text:style-name="T27">0.0 </text:span><text:span text:style-name="T17">line | line &lt;- replicate verticalLineCount $ </text:span><text:span text:style-name="T8">Line </text:span><text:span text:style-name="T17">[ (</text:span><text:span text:style-name="T27">0.0</text:span><text:span text:style-name="T17">, </text:span><text:span text:style-name="T27">0.0</text:span><text:span text:style-name="T17">), (</text:span><text:span text:style-name="T27">0.0</text:span><text:span text:style-name="T17">, verticalLineSize)]</text:span><text:line-break/><text:span text:style-name="T17"> <text:s text:c="30"/>| offset &lt;- verticalLineOffsets</text:span><text:line-break/><text:span text:style-name="T17"> <text:s text:c="3"/>]</text:span><text:line-break/><text:span text:style-name="T17">]</text:span></text:p>
      <text:p text:style-name="P8">Для каждой линии:</text:p>
      <text:list xml:id="list456641925" text:style-name="L21">
        <text:list-item>
          <text:p text:style-name="P44">Создается <text:s/>линия длиной horizontalLineSize <text:span text:style-name="T47">или </text:span>verticalLineSize.</text:p>
        </text:list-item>
        <text:list-item>
          <text:p text:style-name="P44">Каждая линия перемещается на определенное смещение offset.</text:p>
        </text:list-item>
      </text:list>
      <text:p text:style-name="P8"/>
      <text:list xml:id="list2411494844" text:style-name="L22">
        <text:list-item>
          <text:p text:style-name="P45">Количество линий:</text:p>
        </text:list-item>
      </text:list>
      <text:p text:style-name="P15"><text:span text:style-name="T17">horizontalLineCount :: </text:span><text:span text:style-name="T8">Int</text:span><text:line-break/><text:span text:style-name="T17">horizontalLineCount = length horizontalLineOffsets</text:span><text:line-break/><text:span text:style-name="T17">verticalLineCount :: </text:span><text:span text:style-name="T8">Int</text:span><text:line-break/><text:span text:style-name="T17">verticalLineCount = length verticalLineOffsets</text:span></text:p>
      <text:p text:style-name="P3">Количество горизонтальных и вертикальных линий определяется количеством смещений.</text:p>
      <text:list xml:id="list701454279" text:style-name="L23">
        <text:list-item>
          <text:p text:style-name="P46">Смещения линий:</text:p>
        </text:list-item>
      </text:list>
      <text:p text:style-name="P15"><text:span text:style-name="T17">horizontalLineOffsets :: [</text:span><text:span text:style-name="T8">Float</text:span><text:span text:style-name="T17">]</text:span><text:line-break/><text:span text:style-name="T17">horizontalLineOffsets = [-scaledCellSize, -scaledCellSize * </text:span><text:span text:style-name="T27">2.0 </text:span><text:span text:style-name="T17">.. -halfVertical] ++ </text:span><text:span text:style-name="T27">0 </text:span><text:span text:style-name="T17">: [scaledCellSize, scaledCellSize * </text:span><text:span text:style-name="T27">2.0 </text:span><text:span text:style-name="T17">.. halfVertical + scaledCellSize]</text:span><text:line-break/><text:span text:style-name="T17">verticalLineOffsets :: [</text:span><text:span text:style-name="T8">Float</text:span><text:span text:style-name="T17">]</text:span><text:line-break/><text:span text:style-name="T17">verticalLineOffsets = [-scaledCellSize, -scaledCellSize * </text:span><text:span text:style-name="T27">2.0 </text:span><text:span text:style-name="T17">.. -halfHorizontal] ++ </text:span><text:span text:style-name="T27">0 </text:span><text:span text:style-name="T17">: [scaledCellSize, scaledCellSize * </text:span><text:span text:style-name="T27">2.0 </text:span><text:span text:style-name="T17">.. halfHorizontal + scaledCellSize]</text:span></text:p>
      <text:p text:style-name="P3">Эти списки содержат смещения для линий, рассчитанные на основе масштаба ячеек и половины размера экрана.</text:p>
      <text:list xml:id="list3596259313" text:style-name="L24">
        <text:list-item>
          <text:p text:style-name="P47">Масштабированный размер ячейки:</text:p>
        </text:list-item>
      </text:list>
      <text:p text:style-name="P12"><text:span text:style-name="T13">scaledCellSize :: </text:span><text:span text:style-name="T6">Float</text:span><text:line-break/><text:span text:style-name="T12">scaledCellSize = cellSize * zoom camera</text:span></text:p>
      <text:p text:style-name="P3">Размер ячейки, масштабированный по текущему уровню масштаба камеры.</text:p>
      <text:list xml:id="list3578646080" text:style-name="L25">
        <text:list-item>
          <text:p text:style-name="P49">Смещения камеры:</text:p>
        </text:list-item>
      </text:list>
      <text:p text:style-name="P12"><text:span text:style-name="T13">horizontalCameraOffset :: </text:span><text:span text:style-name="T6">Float</text:span><text:line-break/><text:span text:style-name="T12">horizontalCameraOffset = -(y camera `mod'` cellSize) * zoom camera</text:span><text:line-break/><text:span text:style-name="T12">verticalCameraOffset :: </text:span><text:span text:style-name="T6">Float</text:span><text:line-break/><text:span text:style-name="T12">verticalCameraOffset = -(x camera `mod'` cellSize) * zoom camera</text:span></text:p>
      <text:p text:style-name="P3">Эти значения учитывают положение камеры и корректируют смещения для правильного отображения сетки.</text:p>
      <text:p text:style-name="P3"/>
      <text:p text:style-name="P3">Определение типа данных <text:span text:style-name="T31">Panel</text:span></text:p>
      <text:p text:style-name="P15"><text:span text:style-name="T22">newPanel </text:span><text:span text:style-name="T17">:: </text:span><text:span text:style-name="T8">Panel</text:span><text:line-break/><text:span text:style-name="T17">newPanel = </text:span><text:span text:style-name="T8">Panel </text:span><text:span text:style-name="T17">{ panelWidth = fromIntegral $ fst defaultScreenSize, panelHeight = </text:span><text:span text:style-name="T27">150.0 </text:span><text:span text:style-name="T17">}</text:span></text:p>
      <text:list xml:id="list4165102222" text:style-name="L27">
        <text:list-item>
          <text:p text:style-name="P50">Panel — это структура данных с двумя полями: panelWidth и panelHeight, которые задают ширину и высоту панели.</text:p>
        </text:list-item>
      </text:list>
      <text:h text:style-name="P1" text:outline-level="3"><text:soft-page-break/>Функция отрисовки панели</text:h>
      <text:p text:style-name="P15"><text:span text:style-name="T22">drawPanel </text:span><text:span text:style-name="T17">:: </text:span><text:span text:style-name="T8">Panel </text:span><text:span text:style-name="T17">-&gt; (</text:span><text:span text:style-name="T8">Int</text:span><text:span text:style-name="T17">, </text:span><text:span text:style-name="T8">Int</text:span><text:span text:style-name="T17">) -&gt; </text:span><text:span text:style-name="T8">Picture</text:span><text:line-break/><text:span text:style-name="T17">drawPanel (</text:span><text:span text:style-name="T8">Panel </text:span><text:span text:style-name="T17">{ panelWidth = width, panelHeight = height }) (screenWidth, screenHeight) = <text:s/>pictures </text:span><text:span text:style-name="T19">[...]</text:span></text:p>
      <text:list xml:id="list1246596916" text:style-name="L28">
        <text:list-item>
          <text:p text:style-name="P51">drawPanel — это функция, которая принимает панель (Panel) и размер экрана в виде кортежа (Int, Int), и возвращает изображение (Picture).</text:p>
        </text:list-item>
      </text:list>
      <text:p text:style-name="P3"><text:tab/>Функция drawPanel создает изображение панели управления для игры, добавляя фоновый прямоугольник и кноп<text:span text:style-name="T48">ки</text:span> с текстовыми элементами. Кнопки и текст размещаются с помощью функции translate для корректного позиционирования на панели. Это позволяет игроку взаимодействовать с панелью управления и получать полезные инструкции по управлению камерой и выбору объектов в игре.</text:p>
      <text:p text:style-name="P3"/>
      <text:h text:style-name="P1" text:outline-level="3"><text:span text:style-name="T49">Ф</text:span>ункция отрисовки игры</text:h>
      <text:p text:style-name="P15"><text:span text:style-name="T22">drawGame </text:span><text:span text:style-name="T17">:: </text:span><text:span text:style-name="T8">Game </text:span><text:span text:style-name="T17">-&gt; </text:span><text:span text:style-name="T8">Picture</text:span><text:line-break/><text:span text:style-name="T17">drawGame game =</text:span><text:line-break/><text:span text:style-name="T17"> <text:s text:c="3"/>pictures [ color black $ drawCells game</text:span><text:line-break/><text:span text:style-name="T17"> , </text:span><text:span text:style-name="T3">if </text:span><text:span text:style-name="T17">showGrid game </text:span><text:span text:style-name="T3">then </text:span><text:span text:style-name="T17">color black $ drawGrid game </text:span><text:span text:style-name="T3">else </text:span><text:span text:style-name="T8">Blank</text:span><text:line-break/><text:span text:style-name="T8"> </text:span><text:span text:style-name="T17">, translate (-halfWidth + </text:span><text:span text:style-name="T27">10</text:span><text:span text:style-name="T17">) (halfHeight - </text:span><text:span text:style-name="T27">40</text:span><text:span text:style-name="T17">) $ scale </text:span><text:span text:style-name="T27">0.25 0.25 </text:span><text:span text:style-name="T17">$ color red <text:s/>$ text gameStateText</text:span><text:line-break/><text:span text:style-name="T17"> , drawPanel newPanel (screenSize game)</text:span><text:line-break/><text:span text:style-name="T17"> <text:s text:c="13"/>]</text:span></text:p>
      <text:p text:style-name="P3"><text:span text:style-name="T50">Ф</text:span>ункция принимает объект типа Game и возвращает изображение (Picture).</text:p>
      <text:p text:style-name="P3">Отрисовка элементов</text:p>
      <text:list xml:id="list170933237" text:style-name="L29">
        <text:list-item>
          <text:p text:style-name="P73"><text:span text:style-name="T34">Клетки игры</text:span></text:p>
        </text:list-item>
      </text:list>
      <text:p text:style-name="P12"><text:span text:style-name="T12">pictures [ color black $ drawCells game</text:span></text:p>
      <text:list xml:id="list3871325631" text:style-name="L30">
        <text:list-item>
          <text:p text:style-name="P76">drawCells game вызывает функцию отрисовки клеток игрового поля, которая определена ранее.</text:p>
        </text:list-item>
        <text:list-item>
          <text:p text:style-name="P76">color black применяет черный цвет к изображению клеток.</text:p>
        </text:list-item>
      </text:list>
      <text:p text:style-name="P74"><text:span text:style-name="T34">2) Сетка</text:span></text:p>
      <text:p text:style-name="P72"><text:span text:style-name="T13">, </text:span><text:span text:style-name="T1">if </text:span><text:span text:style-name="T12">showGrid game </text:span><text:span text:style-name="T1">then </text:span><text:span text:style-name="T12">color black $ drawGrid game </text:span><text:span text:style-name="T1">else </text:span><text:span text:style-name="T6">Blank</text:span></text:p>
      <text:list xml:id="list797115828" text:style-name="L33">
        <text:list-item>
          <text:p text:style-name="P75"><text:span text:style-name="T34">showGrid game проверяет, включена ли сетка.</text:span></text:p>
        </text:list-item>
        <text:list-item>
          <text:p text:style-name="P53">Если сетка включена, вызывается функция drawGrid game, которая рисует сетку с черным цветом.</text:p>
        </text:list-item>
        <text:list-item>
          <text:p text:style-name="P53">Если сетка выключена, отображается пустое изображение (Blank).</text:p>
        </text:list-item>
      </text:list>
      <text:p text:style-name="P52">3) Текстовое сообщение о состоянии игры</text:p>
      <text:p text:style-name="P70"><text:span text:style-name="T17">, translate (-halfWidth + </text:span><text:span text:style-name="T27">10</text:span><text:span text:style-name="T17">) (halfHeight - </text:span><text:span text:style-name="T27">40</text:span><text:span text:style-name="T17">) $ scale </text:span><text:span text:style-name="T27">0.25 0.25 </text:span><text:span text:style-name="T17">$ color red <text:s/>$ text gameStateText</text:span></text:p>
      <text:list xml:id="list1797290373" text:style-name="L34">
        <text:list-item>
          <text:p text:style-name="P54">Отображение текста, содержащего состояние игры.</text:p>
        </text:list-item>
      </text:list>
      <text:p text:style-name="P52">4) Панель управления</text:p>
      <text:p text:style-name="P70"><text:span text:style-name="T11"><text:s/></text:span><text:span text:style-name="T17">drawPanel newPanel (screenSize game)</text:span></text:p>
      <text:list xml:id="list701663182" text:style-name="L35">
        <text:list-item>
          <text:p text:style-name="P55"><text:s/>Вызывает функцию отрисовки панели управления с текущими размерами экрана.</text:p>
        </text:list-item>
      </text:list>
      <text:p text:style-name="P3"/>
      <text:p text:style-name="P3">Функция <text:span text:style-name="T31">gameInteract</text:span></text:p>
      <text:p text:style-name="P15"><text:span text:style-name="T24">gameInteract </text:span><text:span text:style-name="T17">:: </text:span><text:span text:style-name="T8">Event </text:span><text:span text:style-name="T17">-&gt; </text:span><text:span text:style-name="T8">Game </text:span><text:span text:style-name="T17">-&gt; </text:span><text:span text:style-name="T8">Game</text:span><text:line-break/><text:span text:style-name="T17">gameInteract (</text:span><text:span text:style-name="T8">EventKey </text:span><text:span text:style-name="T17">(</text:span><text:span text:style-name="T8">Char </text:span><text:span text:style-name="T17">key) keyState </text:span><text:span text:style-name="T3">_ _</text:span><text:span text:style-name="T17">) game =</text:span></text:p>
      <text:p text:style-name="P3"><text:tab/>Функция обрабатывает различные типы событий (Event) и обновляет состояние игры (Game). Она принимает два аргумента: событие и текущее состояние игры, возвращая обновленное состояние игры.</text:p>
      <text:h text:style-name="P25" text:outline-level="3">Обработка событий клавиш:</text:h>
      <text:p text:style-name="P15"><text:span text:style-name="T17">gameInteract (</text:span><text:span text:style-name="T8">EventKey </text:span><text:span text:style-name="T17">(</text:span><text:span text:style-name="T8">Char </text:span><text:span text:style-name="T17">key) keyState </text:span><text:span text:style-name="T3">_ _</text:span><text:span text:style-name="T17">) game =</text:span><text:line-break/><text:span text:style-name="T17"> <text:s text:c="3"/></text:span><text:span text:style-name="T3">case </text:span><text:span text:style-name="T17">key </text:span><text:span text:style-name="T3">of</text:span><text:line-break/><text:span text:style-name="T3"> <text:s text:c="7"/></text:span><text:span text:style-name="T51">'w' </text:span><text:span text:style-name="T17">-&gt; game {camera = gameCamera {deltaY <text:s text:c="3"/>= </text:span><text:span text:style-name="T3">if </text:span><text:span text:style-name="T17">keyState == </text:span><text:span text:style-name="T8">Down </text:span><text:span text:style-name="T3">then <text:s/></text:span><text:span text:style-name="T17">move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s' </text:span><text:span text:style-name="T17">-&gt; game {camera = gameCamera {deltaY <text:s text:c="3"/>= </text:span><text:span text:style-name="T3">if </text:span><text:span text:style-name="T17">keyState == </text:span><text:span text:style-name="T8">Down </text:span><text:span text:style-name="T3">then </text:span><text:span text:style-name="T17">-move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a' </text:span><text:span text:style-name="T17">-&gt; game {camera = gameCamera {deltaX <text:s text:c="3"/>= </text:span><text:span text:style-name="T3">if </text:span><text:span text:style-name="T17">keyState == </text:span><text:span text:style-name="T8">Down </text:span><text:span text:style-name="T3">then </text:span><text:span text:style-name="T17">-move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d' </text:span><text:span text:style-name="T17">-&gt; game {camera = gameCamera {deltaX <text:s text:c="3"/>= </text:span><text:span text:style-name="T3">if </text:span><text:span text:style-name="T17">keyState == </text:span><text:span text:style-name="T8">Down </text:span><text:span text:style-name="T3">then <text:s/></text:span><text:span text:style-name="T17">move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+' </text:span><text:span text:style-name="T17">-&gt; game {camera = gameCamera {deltaZoom = </text:span><text:span text:style-name="T3">if </text:span><text:span text:style-name="T17">keyState == </text:span><text:span text:style-name="T8">Down </text:span><text:span text:style-name="T3">then <text:s/></text:span><text:span text:style-name="T17">zoom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-' </text:span><text:span text:style-name="T17">-&gt; game {camera = gameCamera {deltaZoom = </text:span><text:span text:style-name="T3">if </text:span><text:span text:style-name="T17">keyState == </text:span><text:span text:style-name="T8">Down </text:span><text:span text:style-name="T3">then </text:span><text:span text:style-name="T17">-zoomSpeed </text:span><text:span text:style-name="T3">else </text:span><text:span text:style-name="T27">0.0</text:span><text:span text:style-name="T17">}}</text:span><text:line-break/><text:span text:style-name="T17"> <text:s text:c="7"/></text:span><text:span text:style-name="T51">'g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showGrid <text:s text:c="4"/>= not $ showGrid game} </text:span><text:span text:style-name="T3">else </text:span><text:span text:style-name="T17">game</text:span><text:line-break/><text:span text:style-name="T17"> <text:s text:c="7"/></text:span><text:span text:style-name="T51">'r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board <text:s text:c="7"/>= </text:span><text:span text:style-name="T8">HS</text:span><text:span text:style-name="T17">.empty, paused = </text:span><text:span text:style-name="T8">True</text:span><text:span text:style-name="T17">} </text:span><text:span text:style-name="T3">else </text:span><text:span text:style-name="T17">game</text:span><text:line-break/><text:span text:style-name="T17"> <text:s text:c="7"/></text:span><text:span text:style-name="T51">'1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configChoice = </text:span><text:span text:style-name="T8">Just GliderChoice</text:span><text:span text:style-name="T17">} </text:span><text:span text:style-name="T3">else </text:span><text:span text:style-name="T17">game</text:span><text:line-break/><text:span text:style-name="T17"> <text:s text:c="7"/></text:span><text:span text:style-name="T51">'2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configChoice = </text:span><text:span text:style-name="T8">Just GliderGunSEChoice</text:span><text:span text:style-name="T17">} </text:span><text:span text:style-name="T3">else </text:span><text:span text:style-name="T17">game</text:span><text:line-break/><text:span text:style-name="T17"> <text:s text:c="7"/></text:span><text:span text:style-name="T51">'3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configChoice = </text:span><text:span text:style-name="T8">Just GliderGunNEChoice</text:span><text:span text:style-name="T17">} </text:span><text:span text:style-name="T3">else </text:span><text:span text:style-name="T17">game</text:span><text:line-break/><text:soft-page-break/><text:span text:style-name="T17"> <text:s text:c="7"/></text:span><text:span text:style-name="T51">'4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configChoice = </text:span><text:span text:style-name="T8">Just GliderGunSWChoice</text:span><text:span text:style-name="T17">} </text:span><text:span text:style-name="T3">else </text:span><text:span text:style-name="T17">game</text:span><text:line-break/><text:span text:style-name="T17"> <text:s text:c="7"/></text:span><text:span text:style-name="T51">'5' 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configChoice = </text:span><text:span text:style-name="T8">Just GliderGunNWChoice</text:span><text:span text:style-name="T17">} </text:span><text:span text:style-name="T3">else </text:span><text:span text:style-name="T17">game</text:span><text:line-break/><text:span text:style-name="T17"> <text:s text:c="7"/></text:span><text:span text:style-name="T3">_ <text:s text:c="2"/></text:span><text:span text:style-name="T17">-&gt; game</text:span></text:p>
      <text:p text:style-name="P3"/>
      <text:list xml:id="list4217169898" text:style-name="L36">
        <text:list-item>
          <text:p text:style-name="P56">Событие <text:span text:style-name="T52">EventKey (Char key) keyState _ _ </text:span>обрабатывает нажатие клавиш (символьных).</text:p>
        </text:list-item>
        <text:list-item>
          <text:p text:style-name="P56">В зависимости от нажатой клавиши (key), обновляются различные параметры камеры (deltaX, deltaY, deltaZoom) или состояния игры (showGrid, board, configChoice).</text:p>
        </text:list-item>
        <text:list-item>
          <text:p text:style-name="P56">Например, нажатие 'w' увеличивает deltaY камеры, если клавиша нажата (<text:span text:style-name="T52">keyState == Down</text:span>), и сбрасывает его до 0, если клавиша отпущена.</text:p>
        </text:list-item>
      </text:list>
      <text:p text:style-name="P3"/>
      <text:p text:style-name="P3">Обработка специальных клавиш:</text:p>
      <text:p text:style-name="P15"><text:span text:style-name="T17">gameInteract (</text:span><text:span text:style-name="T8">EventKey </text:span><text:span text:style-name="T17">(</text:span><text:span text:style-name="T8">SpecialKey </text:span><text:span text:style-name="T17">key) keyState </text:span><text:span text:style-name="T3">_ _</text:span><text:span text:style-name="T17">) game =</text:span><text:line-break/><text:span text:style-name="T17"> <text:s text:c="3"/></text:span><text:span text:style-name="T3">case </text:span><text:span text:style-name="T17">key </text:span><text:span text:style-name="T3">of</text:span><text:line-break/><text:span text:style-name="T8">KeyUp <text:s text:c="6"/></text:span><text:span text:style-name="T17">-&gt; game {camera = gameCamera {deltaY <text:s text:c="3"/>= </text:span><text:span text:style-name="T3">if </text:span><text:span text:style-name="T17">keyState == </text:span><text:span text:style-name="T8">Down </text:span><text:span text:style-name="T3">then <text:s/></text:span><text:span text:style-name="T17">moveSpeed </text:span><text:span text:style-name="T3">else </text:span><text:span text:style-name="T27">0.0</text:span><text:span text:style-name="T17">}}</text:span><text:line-break/><text:span text:style-name="T8">KeyDown <text:s text:c="4"/></text:span><text:span text:style-name="T17">-&gt; game {camera = gameCamera {deltaY <text:s text:c="3"/>= </text:span><text:span text:style-name="T3">if </text:span><text:span text:style-name="T17">keyState == </text:span><text:span text:style-name="T8">Down </text:span><text:span text:style-name="T3">then </text:span><text:span text:style-name="T17">-moveSpeed </text:span><text:span text:style-name="T3">else </text:span><text:span text:style-name="T27">0.0</text:span><text:span text:style-name="T17">}}</text:span><text:line-break/><text:span text:style-name="T8">KeyLeft <text:s text:c="4"/></text:span><text:span text:style-name="T17">-&gt; game {camera = gameCamera {deltaX <text:s text:c="3"/>= </text:span><text:span text:style-name="T3">if </text:span><text:span text:style-name="T17">keyState == </text:span><text:span text:style-name="T8">Down </text:span><text:span text:style-name="T3">then </text:span><text:span text:style-name="T17">-moveSpeed </text:span><text:span text:style-name="T3">else </text:span><text:span text:style-name="T27">0.0</text:span><text:span text:style-name="T17">}}</text:span><text:line-break/><text:span text:style-name="T8">KeyRight <text:s text:c="3"/></text:span><text:span text:style-name="T17">-&gt; game {camera = gameCamera {deltaX <text:s text:c="3"/>= </text:span><text:span text:style-name="T3">if </text:span><text:span text:style-name="T17">keyState == </text:span><text:span text:style-name="T8">Down </text:span><text:span text:style-name="T3">then <text:s/></text:span><text:span text:style-name="T17">moveSpeed </text:span><text:span text:style-name="T3">else </text:span><text:span text:style-name="T27">0.0</text:span><text:span text:style-name="T17">}}</text:span><text:line-break/><text:span text:style-name="T8">KeyPageUp <text:s text:c="2"/></text:span><text:span text:style-name="T17">-&gt; game {camera = gameCamera {deltaZoom = </text:span><text:span text:style-name="T3">if </text:span><text:span text:style-name="T17">keyState == </text:span><text:span text:style-name="T8">Down </text:span><text:span text:style-name="T3">then <text:s/></text:span><text:span text:style-name="T17">zoomSpeed </text:span><text:span text:style-name="T3">else </text:span><text:span text:style-name="T27">0.0</text:span><text:span text:style-name="T17">}}</text:span><text:line-break/><text:span text:style-name="T8">KeyPageDown </text:span><text:span text:style-name="T17">-&gt; game {camera = gameCamera {deltaZoom = </text:span><text:span text:style-name="T3">if </text:span><text:span text:style-name="T17">keyState == </text:span><text:span text:style-name="T8">Down </text:span><text:span text:style-name="T3">then </text:span><text:span text:style-name="T17">-zoomSpeed </text:span><text:span text:style-name="T3">else </text:span><text:span text:style-name="T27">0.0</text:span><text:span text:style-name="T17">}}</text:span><text:line-break/><text:span text:style-name="T8">KeySpace <text:s text:c="3"/></text:span><text:span text:style-name="T17">-&gt; </text:span><text:span text:style-name="T3">if </text:span><text:span text:style-name="T17">keyState == </text:span><text:span text:style-name="T8">Down </text:span><text:span text:style-name="T3">then </text:span><text:span text:style-name="T17">game {paused = not $ paused game} </text:span><text:span text:style-name="T3">else </text:span><text:span text:style-name="T17">game</text:span><text:line-break/><text:span text:style-name="T3">_ <text:s text:c="10"/></text:span><text:span text:style-name="T17">-&gt; game</text:span></text:p>
      <text:list xml:id="list4072497060" text:style-name="L37">
        <text:list-item>
          <text:p text:style-name="P57">Событие <text:span text:style-name="T52">EventKey (SpecialKey key) keyState _ _</text:span> обрабатывает нажатие специальных клавиш (стрелки, PageUp, PageDown, пробел).</text:p>
        </text:list-item>
        <text:list-item>
          <text:p text:style-name="P57">Аналогично предыдущему примеру, обновляются параметры камеры или состояние паузы игры (paused).</text:p>
        </text:list-item>
      </text:list>
      <text:h text:style-name="P25" text:outline-level="3">Обработка кликов мыши:</text:h>
      <text:p text:style-name="P15"><text:span text:style-name="T17">gameInteract (</text:span><text:span text:style-name="T8">EventKey </text:span><text:span text:style-name="T17">(</text:span><text:span text:style-name="T8">MouseButton </text:span><text:span text:style-name="T17">mouseButton) </text:span><text:span text:style-name="T8">Down </text:span><text:span text:style-name="T3">_ </text:span><text:span text:style-name="T17">position) game =</text:span><text:line-break/><text:span text:style-name="T17"> <text:s text:c="3"/></text:span><text:span text:style-name="T3">case </text:span><text:span text:style-name="T17">mouseButton </text:span><text:span text:style-name="T3">of</text:span><text:line-break/><text:span text:style-name="T3"> <text:s text:c="7"/></text:span><text:span text:style-name="T8">LeftButton </text:span><text:span text:style-name="T17">-&gt; </text:span><text:span text:style-name="T3">if </text:span><text:span text:style-name="T17">not $ isPanelClick position</text:span><text:line-break/><text:span text:style-name="T17"> <text:s text:c="21"/></text:span><text:span text:style-name="T3">then case </text:span><text:span text:style-name="T17">configChoice game </text:span><text:span text:style-name="T3">of</text:span><text:line-break/><text:span text:style-name="T3"> <text:s text:c="26"/></text:span><text:span text:style-name="T8">Just </text:span><text:span text:style-name="T17">choice -&gt; game { board = addConfiguration choice mouseToCellCoordinates (board game)</text:span><text:line-break/><text:span text:style-name="T17"> <text:s text:c="30"/>, configChoice = </text:span><text:span text:style-name="T8">Nothing </text:span><text:span text:style-name="T17">}</text:span><text:line-break/><text:span text:style-name="T54"> <text:s text:c="26"/></text:span><text:span text:style-name="T8">Nothing </text:span><text:span text:style-name="T17">-&gt; </text:span><text:span text:style-name="T3">if </text:span><text:span text:style-name="T17">not $ mouseToCellCoordinates `</text:span><text:span text:style-name="T8">HS</text:span><text:span text:style-name="T17">.member` board game</text:span><text:line-break/><text:span text:style-name="T17"> <text:s text:c="30"/></text:span><text:span text:style-name="T3">then </text:span><text:span text:style-name="T17">game { board = </text:span><text:span text:style-name="T8">HS</text:span><text:span text:style-name="T17">.insert mouseToCellCoordinates (board game) }</text:span><text:line-break/><text:span text:style-name="T17"> <text:s text:c="30"/></text:span><text:span text:style-name="T3">else </text:span><text:span text:style-name="T17">game { board = </text:span><text:span text:style-name="T8">HS</text:span><text:span text:style-name="T17">.delete mouseToCellCoordinates (board game) }</text:span><text:line-break/><text:span text:style-name="T17"> <text:s text:c="21"/></text:span><text:span text:style-name="T3">else </text:span><text:span text:style-name="T17">processButtonClick game position</text:span><text:line-break/><text:span text:style-name="T17"> <text:s text:c="7"/></text:span><text:span text:style-name="T3">_ <text:s text:c="9"/></text:span><text:span text:style-name="T17">-&gt; game</text:span><text:line-break/><text:span text:style-name="T17"> <text:s text:c="3"/></text:span><text:span text:style-name="T3">where </text:span><text:span text:style-name="T17">mouseToCellCoordinates :: </text:span><text:span text:style-name="T8">Cell</text:span><text:line-break/><text:span text:style-name="T8"> <text:s text:c="9"/></text:span><text:span text:style-name="T17">mouseToCellCoordinates =</text:span><text:line-break/><text:span text:style-name="T17"> <text:s text:c="13"/>( floor $ (fst position / zoom gameCamera + x gameCamera) / cellSize + </text:span><text:span text:style-name="T27">1.0</text:span><text:line-break/><text:span text:style-name="T27"> <text:s text:c="13"/></text:span><text:span text:style-name="T17">, floor $ (snd position / zoom gameCamera + y gameCamera) / cellSize + </text:span><text:span text:style-name="T27">1.0</text:span><text:span text:style-name="T17">)</text:span><text:line-break/><text:line-break/><text:span text:style-name="T17"> <text:s text:c="9"/>gameCamera :: </text:span><text:span text:style-name="T8">Camera</text:span><text:line-break/><text:span text:style-name="T8"> <text:s text:c="9"/></text:span><text:span text:style-name="T17">gameCamera = camera game</text:span><text:line-break/><text:span text:style-name="T17"> <text:s text:c="9"/>isPanelClick :: (</text:span><text:span text:style-name="T8">Float</text:span><text:span text:style-name="T17">, </text:span><text:span text:style-name="T8">Float</text:span><text:span text:style-name="T17">) -&gt; </text:span><text:span text:style-name="T8">Bool</text:span><text:line-break/><text:span text:style-name="T8"> <text:s text:c="9"/></text:span><text:span text:style-name="T17">isPanelClick (xPos, yPos) = yPos &lt; -halfHeight + panelHeight newPanel</text:span><text:line-break/><text:span text:style-name="T17"> <text:s text:c="9"/>(width, height) = fromIntegral &lt;$&gt; screenSize game</text:span><text:line-break/><text:span text:style-name="T17"> <text:s text:c="9"/>halfHeight = fromIntegral height / </text:span><text:span text:style-name="T27">2.0</text:span><text:line-break/><text:span text:style-name="T27"> <text:s text:c="9"/></text:span><text:span text:style-name="T17">halfWidth = fromIntegral width / </text:span><text:span text:style-name="T27">2.0</text:span><text:line-break/><text:line-break/><text:span text:style-name="T54"> <text:s text:c="9"/></text:span><text:span text:style-name="T17">processButtonClick :: </text:span><text:span text:style-name="T8">Game </text:span><text:span text:style-name="T17">-&gt; (</text:span><text:span text:style-name="T8">Float</text:span><text:span text:style-name="T17">, </text:span><text:span text:style-name="T8">Float</text:span><text:span text:style-name="T17">) -&gt; </text:span><text:span text:style-name="T8">Game</text:span><text:line-break/><text:span text:style-name="T8"> <text:s text:c="9"/></text:span><text:span text:style-name="T17">processButtonClick game (clickX, clickY)</text:span><text:line-break/><text:span text:style-name="T17"> <text:s text:c="13"/>| clickY &gt;= (-halfHeight + </text:span><text:span text:style-name="T27">10 </text:span><text:span text:style-name="T17">+ </text:span><text:span text:style-name="T27">80 </text:span><text:span text:style-name="T17">* </text:span><text:span text:style-name="T27">1 </text:span><text:span text:style-name="T17">+ </text:span><text:span text:style-name="T27">10</text:span><text:span text:style-name="T17">) &amp;&amp; clickY &lt;= (-halfHeight + </text:span><text:span text:style-name="T27">10 </text:span><text:span text:style-name="T17">+ </text:span><text:span text:style-name="T27">80 </text:span><text:span text:style-name="T17">* </text:span><text:span text:style-name="T27">1 </text:span><text:span text:style-name="T17">+ </text:span><text:span text:style-name="T27">40</text:span><text:span text:style-name="T17">) =</text:span><text:line-break/><text:span text:style-name="T17"> <text:s text:c="17"/></text:span><text:span text:style-name="T3">case </text:span><text:span text:style-name="T17">clickX </text:span><text:span text:style-name="T3">of</text:span><text:line-break/><text:span text:style-name="T3"> <text:s text:c="21"/>_ 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1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1 </text:span><text:span text:style-name="T17">+ </text:span><text:span text:style-name="T27">35</text:span><text:span text:style-name="T17">) -&gt; handleButtonAction game </text:span><text:span text:style-name="T51">"Start"</text:span><text:line-break/><text:span text:style-name="T51"> <text:s text:c="23"/>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2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2 </text:span><text:span text:style-name="T17">+ </text:span><text:span text:style-name="T27">35</text:span><text:span text:style-name="T17">) -&gt; handleButtonAction game </text:span><text:span text:style-name="T51">"g"</text:span><text:line-break/><text:span text:style-name="T51"> <text:s text:c="23"/>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3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3 </text:span><text:span text:style-name="T17">+ </text:span><text:span text:style-name="T27">35</text:span><text:span text:style-name="T17">) -&gt; handleButtonAction game </text:span><text:span text:style-name="T51">"r"</text:span><text:line-break/><text:span text:style-name="T51"> <text:s text:c="23"/>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4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4 </text:span><text:span text:style-name="T17">+ </text:span><text:span text:style-name="T27">35</text:span><text:span text:style-name="T17">) -&gt; handleButtonAction game </text:span><text:span text:style-name="T51">"NOT Gate"</text:span><text:line-break/><text:span text:style-name="T51"> <text:s text:c="23"/>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5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5 </text:span><text:span text:style-name="T17">+ </text:span><text:span text:style-name="T27">35</text:span><text:span text:style-name="T17">) -&gt; handleButtonAction game </text:span><text:span text:style-name="T51">"AND Gate"</text:span><text:line-break/><text:span text:style-name="T51"> <text:s text:c="23"/></text:span><text:span text:style-name="T17">| clickX &gt;= (-halfWidth + </text:span><text:span text:style-name="T27">10 </text:span><text:span text:style-name="T17">+ </text:span><text:span text:style-name="T27">80 </text:span><text:span text:style-name="T17">* </text:span><text:span text:style-name="T27">6 </text:span><text:span text:style-name="T17">- </text:span><text:span text:style-name="T27">35</text:span><text:span text:style-name="T17">) &amp;&amp; clickX &lt;= (-halfWidth + </text:span><text:span text:style-name="T27">10 </text:span><text:span text:style-name="T17">+ </text:span><text:span text:style-name="T27">80 </text:span><text:span text:style-name="T17">* </text:span><text:span text:style-name="T27">6 </text:span><text:span text:style-name="T17">+ </text:span><text:span text:style-name="T27">35</text:span><text:span text:style-name="T17">) -&gt; handleButtonAction game </text:span><text:span text:style-name="T51">"OR Gate"</text:span><text:line-break/><text:span text:style-name="T51"> <text:s text:c="23"/></text:span><text:span text:style-name="T17">| otherwise -&gt; game </text:span><text:line-break/><text:span text:style-name="T54"> <text:s text:c="13"/></text:span><text:span text:style-name="T17">| otherwise = game</text:span><text:line-break/><text:span text:style-name="T54"> <text:s text:c="13"/></text:span><text:span text:style-name="T3">where </text:span><text:span text:style-name="T17">handleButtonAction :: </text:span><text:span text:style-name="T8">Game </text:span><text:span text:style-name="T17">-&gt; </text:span><text:span text:style-name="T8">String </text:span><text:span text:style-name="T17">-&gt; </text:span><text:span text:style-name="T8">Game</text:span><text:line-break/><text:span text:style-name="T8"> <text:s text:c="19"/></text:span><text:span text:style-name="T17">handleButtonAction game buttonSymbol =</text:span><text:line-break/><text:soft-page-break/><text:span text:style-name="T17"> <text:s text:c="23"/></text:span><text:span text:style-name="T3">case </text:span><text:span text:style-name="T17">buttonSymbol </text:span><text:span text:style-name="T3">of</text:span><text:line-break/><text:span text:style-name="T3"> <text:s text:c="27"/></text:span><text:span text:style-name="T51">"Start" </text:span><text:span text:style-name="T17">-&gt; game { paused = not $ paused game }</text:span><text:line-break/><text:span text:style-name="T17"> <text:s text:c="27"/></text:span><text:span text:style-name="T51">"g" </text:span><text:span text:style-name="T17">-&gt; game { showGrid = not $ showGrid game }</text:span><text:line-break/><text:span text:style-name="T17"> <text:s text:c="27"/></text:span><text:span text:style-name="T51">"r" </text:span><text:span text:style-name="T17">-&gt; game { board = </text:span><text:span text:style-name="T8">HS</text:span><text:span text:style-name="T17">.empty, paused = </text:span><text:span text:style-name="T8">True </text:span><text:span text:style-name="T17">}</text:span><text:line-break/><text:span text:style-name="T17"> <text:s text:c="27"/></text:span><text:span text:style-name="T51">"NOT Gate" </text:span><text:span text:style-name="T17">-&gt; game {configChoice = </text:span><text:span text:style-name="T8">Just NOTGateChoice</text:span><text:span text:style-name="T17">}</text:span><text:line-break/><text:span text:style-name="T17"> <text:s text:c="27"/></text:span><text:span text:style-name="T51">"AND Gate" </text:span><text:span text:style-name="T17">-&gt; game {configChoice = </text:span><text:span text:style-name="T8">Just ANDGateChoice</text:span><text:span text:style-name="T17">}</text:span><text:line-break/><text:span text:style-name="T17"> <text:s text:c="27"/></text:span><text:span text:style-name="T51">"OR Gate" </text:span><text:span text:style-name="T17">-&gt; game {configChoice = </text:span><text:span text:style-name="T8">Just ORGateChoice</text:span><text:span text:style-name="T17">}</text:span><text:line-break/><text:span text:style-name="T17"> <text:s text:c="27"/></text:span><text:span text:style-name="T3">_ <text:s text:c="2"/></text:span><text:span text:style-name="T17">-&gt; game</text:span><text:line-break/><text:span text:style-name="T17"> <text:s text:c="19"/>(width, height) = fromIntegral &lt;$&gt; screenSize game</text:span><text:line-break/><text:span text:style-name="T17"> <text:s text:c="19"/>halfHeight = <text:s/>height / </text:span><text:span text:style-name="T27">2.0</text:span><text:line-break/><text:span text:style-name="T27"> <text:s text:c="19"/></text:span><text:span text:style-name="T17">halfWidth = fromIntegral width / </text:span><text:span text:style-name="T27">2.0</text:span></text:p>
      <text:list xml:id="list767739642" text:style-name="L39">
        <text:list-item>
          <text:p text:style-name="P58">Событие EventKey <text:span text:style-name="T52">(MouseButton mouseButton) Down _ position</text:span> обрабатывает нажатие кнопок мыши.</text:p>
        </text:list-item>
        <text:list-item>
          <text:p text:style-name="P58">Если нажата левая кнопка (LeftButton), проверяется, было ли нажатие на панель (isPanelClick position).</text:p>
        </text:list-item>
        <text:list-item>
          <text:p text:style-name="P58">Если нажатие произошло не на панели:</text:p>
          <text:list>
            <text:list-item>
              <text:p text:style-name="P58">Если была выбрана конфигурация (<text:span text:style-name="T52">configChoice game</text:span>), она добавляется на игровое поле в координатах mouseToCellCoordinates, и выбор сбрасывается.</text:p>
            </text:list-item>
            <text:list-item>
              <text:p text:style-name="P58">Если ячейка не занята (<text:span text:style-name="T52">mouseToCellCoordinates HS.member board game</text:span>), она добавляется в доску (HS.insert), иначе удаляется (HS.delete).</text:p>
            </text:list-item>
            <text:list-item>
              <text:p text:style-name="P58">Если нажатие произошло на панели, вызывается processButtonClick, чтобы обработать нажатие кнопок панели.</text:p>
            </text:list-item>
          </text:list>
        </text:list-item>
        <text:list-item>
          <text:p text:style-name="P58">mouseToCellCoordinates вычисляет координаты ячейки на основе позиции мыши и параметров камеры.</text:p>
        </text:list-item>
        <text:list-item>
          <text:p text:style-name="P58">isPanelClick проверяет, попала ли координата на панель.</text:p>
        </text:list-item>
        <text:list-item>
          <text:p text:style-name="P58">processButtonClick обрабатывает нажатие на кнопки панели, выполняя соответствующие действия (старт, показ/скрытие сетки, сброс и т. д.).</text:p>
        </text:list-item>
      </text:list>
      <text:p text:style-name="P3"/>
      <text:p text:style-name="P3">Обработка изменения размера окн:</text:p>
      <text:p text:style-name="P15"><text:span text:style-name="T17">gameInteract (</text:span><text:span text:style-name="T8">EventResize </text:span><text:span text:style-name="T17">newScreenSize) game = game {screenSize = newScreenSize}</text:span></text:p>
      <text:list xml:id="list2405324802" text:style-name="L40">
        <text:list-item>
          <text:p text:style-name="P77"><text:span text:style-name="T34">Событие </text:span><text:span text:style-name="T53">EventResize newScreenSize</text:span><text:span text:style-name="T34"> обновляет размер экрана в состоянии игры.</text:span></text:p>
        </text:list-item>
      </text:list>
      <text:p text:style-name="P3"/>
      <text:p text:style-name="P3">Обработка других событий:</text:p>
      <text:p text:style-name="P15"><text:span text:style-name="T17">gameInteract </text:span><text:span text:style-name="T3">_ </text:span><text:span text:style-name="T17">game = game</text:span></text:p>
      <text:list xml:id="list390115582" text:style-name="L41">
        <text:list-item>
          <text:p text:style-name="P78"><text:span text:style-name="T34">Все остальные события не изменяют состояние игры.</text:span></text:p>
        </text:list-item>
      </text:list>
      <text:p text:style-name="P3"/>
      <text:p text:style-name="P3">Тип данных <text:span text:style-name="T31">Game</text:span></text:p>
      <text:p text:style-name="P15"><text:span text:style-name="T3">data </text:span><text:span text:style-name="T8">Game </text:span><text:span text:style-name="T17">= </text:span><text:span text:style-name="T8">Game </text:span><text:span text:style-name="T17">{ board <text:s text:c="5"/>:: </text:span><text:span text:style-name="T8">Board</text:span><text:line-break/><text:span text:style-name="T8"> <text:s text:c="16"/></text:span><text:span text:style-name="T17">, camera <text:s text:c="4"/>:: </text:span><text:span text:style-name="T8">Camera</text:span><text:line-break/><text:span text:style-name="T8"> <text:s text:c="16"/></text:span><text:span text:style-name="T17">, paused <text:s text:c="4"/>:: </text:span><text:span text:style-name="T8">Bool</text:span><text:line-break/><text:span text:style-name="T8"> <text:s text:c="16"/></text:span><text:span text:style-name="T17">, showGrid <text:s text:c="2"/>:: </text:span><text:span text:style-name="T8">Bool</text:span><text:line-break/><text:span text:style-name="T8"> <text:s text:c="16"/></text:span><text:span text:style-name="T17">, screenSize :: (</text:span><text:span text:style-name="T8">Int</text:span><text:span text:style-name="T17">, </text:span><text:span text:style-name="T8">Int</text:span><text:span text:style-name="T17">)</text:span><text:line-break/><text:span text:style-name="T17"> <text:s text:c="16"/>, configChoice <text:s text:c="3"/>:: </text:span><text:span text:style-name="T8">Maybe ConfigurationChoice</text:span><text:line-break/><text:span text:style-name="T8"> <text:s text:c="16"/></text:span><text:span text:style-name="T17">, configPosition <text:s/>:: </text:span><text:span text:style-name="T8">Maybe Cell</text:span><text:line-break/><text:span text:style-name="T8"> <text:s text:c="16"/></text:span><text:span text:style-name="T17">}</text:span></text:p>
      <text:p text:style-name="P3">Game - это тип данных, представляющий игровое состояние.</text:p>
      <text:p text:style-name="P3">Поля структуры Game:</text:p>
      <text:list xml:id="list768560397" text:style-name="L42">
        <text:list-item>
          <text:p text:style-name="P59">board - текущее состояние игровой доски (тип Board).</text:p>
        </text:list-item>
        <text:list-item>
          <text:p text:style-name="P59">camera - параметры камеры для отображения <text:span text:style-name="T55">игрового поля</text:span> (тип Camera).</text:p>
        </text:list-item>
        <text:list-item>
          <text:p text:style-name="P59">paused - флаг, указывающий, находится ли игра на паузе.</text:p>
        </text:list-item>
        <text:list-item>
          <text:p text:style-name="P59">showGrid - флаг, определяющий, нужно ли отображать сетку на игровом поле.</text:p>
        </text:list-item>
        <text:list-item>
          <text:p text:style-name="P59">screenSize - размер экрана игры.</text:p>
        </text:list-item>
        <text:list-item>
          <text:p text:style-name="P59">configChoice - выбранная конфигурация для размещения на игровом поле.</text:p>
        </text:list-item>
        <text:list-item>
          <text:p text:style-name="P59">configPosition - позиция выбранной конфигурации на игровом поле.</text:p>
        </text:list-item>
      </text:list>
      <text:p text:style-name="P3"/>
      <text:p text:style-name="P3">Функция <text:span text:style-name="T31">newGame</text:span></text:p>
      <text:p text:style-name="P15"><text:span text:style-name="T24">newGame </text:span><text:span text:style-name="T17">:: </text:span><text:span text:style-name="T8">Game</text:span><text:line-break/><text:span text:style-name="T17">newGame = </text:span><text:span text:style-name="T8">Game </text:span><text:span text:style-name="T17">{ board <text:s/>= </text:span><text:span text:style-name="T8">HS</text:span><text:span text:style-name="T17">.empty</text:span><text:line-break/><text:span text:style-name="T17"> <text:s text:c="14"/>, camera = </text:span><text:span text:style-name="T8">Camera </text:span><text:span text:style-name="T17">{ x = </text:span><text:span text:style-name="T27">0.0</text:span><text:span text:style-name="T17">, <text:s text:c="3"/>deltaX = </text:span><text:span text:style-name="T27">0.0</text:span><text:line-break/><text:span text:style-name="T27"> <text:s text:c="32"/></text:span><text:span text:style-name="T17">, y = </text:span><text:span text:style-name="T27">0.0</text:span><text:span text:style-name="T17">, <text:s text:c="3"/>deltaY = </text:span><text:span text:style-name="T27">0.0</text:span><text:line-break/><text:span text:style-name="T27"> <text:s text:c="32"/></text:span><text:span text:style-name="T17">, zoom = </text:span><text:span text:style-name="T27">3.0</text:span><text:span text:style-name="T17">, deltaZoom = </text:span><text:span text:style-name="T27">0.0</text:span><text:span text:style-name="T17">}</text:span><text:line-break/><text:span text:style-name="T17"> <text:s text:c="14"/>, paused = </text:span><text:span text:style-name="T8">True</text:span><text:line-break/><text:soft-page-break/><text:span text:style-name="T8"> <text:s text:c="14"/></text:span><text:span text:style-name="T17">, showGrid = </text:span><text:span text:style-name="T8">True</text:span><text:line-break/><text:span text:style-name="T8"> <text:s text:c="14"/></text:span><text:span text:style-name="T17">, screenSize = defaultScreenSize</text:span><text:line-break/><text:span text:style-name="T17"> <text:s text:c="14"/>, configChoice <text:s/>= </text:span><text:span text:style-name="T8">Nothing</text:span><text:line-break/><text:span text:style-name="T8"> <text:s text:c="14"/></text:span><text:span text:style-name="T17">, configPosition = </text:span><text:span text:style-name="T8">Nothing</text:span><text:line-break/><text:span text:style-name="T8"> <text:s text:c="14"/></text:span><text:span text:style-name="T17">}</text:span></text:p>
      <text:p text:style-name="P3"><text:tab/>newGame - это функция, создающая новый экземпляр игры с начальными параметрами. Она создает игру с пустой доской (HS.empty), камерой, находящейся в центре игрового мира, увеличенным масштабом (zoom = 3.0), на паузе (paused = True), отображением сетки (showGrid = True), размером экрана, определенным переменной defaultScreenSize, и без выбранной конфигурации и ее позиции (configChoice = Nothing, configPosition = Nothing).</text:p>
      <text:p text:style-name="P3"><text:span text:style-name="T31"/></text:p>
      <text:p text:style-name="P3">Функция <text:span text:style-name="T31">main</text:span></text:p>
      <text:p text:style-name="P15"><text:span text:style-name="T22">main </text:span><text:span text:style-name="T17">:: </text:span><text:span text:style-name="T8">IO </text:span><text:span text:style-name="T17">()</text:span><text:line-break/><text:span text:style-name="T17">main = play (</text:span><text:span text:style-name="T8">InWindow </text:span><text:span text:style-name="T17">title defaultScreenSize (</text:span><text:span text:style-name="T27">1500</text:span><text:span text:style-name="T17">, </text:span><text:span text:style-name="T27">800</text:span><text:span text:style-name="T17">)) backgroundColor iterationsPerSecond newGame drawGame gameInteract iterateGame</text:span></text:p>
      <text:p text:style-name="P3">main запускает игру с заданными параметрами и начальным состоянием, используя функции для отрисовки, обработки событий и обновления игры.</text:p>
      <text:p text:style-name="P3"/>
      <text:p text:style-name="P82">Методика и результаты тестирования</text:p>
      <text:p text:style-name="P11">Состав и структура программного обеспечения, необходимого для проведения тестирования.</text:p>
      <text:p text:style-name="Standard">Для проведения тестирования программы необходимо следующее программное обеспечение:</text:p>
      <text:list xml:id="list4173148938" text:style-name="L75">
        <text:list-item>
          <text:p text:style-name="P100">Операционная система: Windows, macOS или Linux.</text:p>
        </text:list-item>
        <text:list-item>
          <text:p text:style-name="P100">Компилятор Haskell: GHC (Glasgow Haskell Compiler) версии 8.10 или выше.</text:p>
        </text:list-item>
        <text:list-item>
          <text:p text:style-name="P101">Библиотеки Haskell:</text:p>
        </text:list-item>
      </text:list>
      <text:list xml:id="list1336105728" text:style-name="L79">
        <text:list-item>
          <text:p text:style-name="P104">Data.List</text:p>
        </text:list-item>
        <text:list-item>
          <text:p text:style-name="P104">Data.Fixed</text:p>
        </text:list-item>
        <text:list-item>
          <text:p text:style-name="P104">Data.HashSet</text:p>
        </text:list-item>
        <text:list-item>
          <text:p text:style-name="P104">Graphics.Gloss</text:p>
        </text:list-item>
      </text:list>
      <text:list xml:id="list225245859280506" text:continue-list="list4173148938" text:style-name="L75">
        <text:list-item>
          <text:p text:style-name="P101">Среда разработки: Любая текстовая среда разработки, поддерживающая Haskell (например, Visual Studio Code с расширением Haskell, IntelliJ IDEA с плагином Haskell).</text:p>
        </text:list-item>
      </text:list>
      <text:p text:style-name="P105"/>
      <text:p text:style-name="P105"><text:tab/>Тестирование программы будет проводиться в несколько этапов, каждый из которых проверяет определенные свойства программного обеспечения:</text:p>
      <text:list xml:id="list1627276613" text:style-name="L80">
        <text:list-item>
          <text:p text:style-name="P106">Инициализация и запуск программы:</text:p>
        </text:list-item>
      </text:list>
      <text:list xml:id="list778574305" text:style-name="L84">
        <text:list-item>
          <text:p text:style-name="P108">Проверка корректности компиляции программы.</text:p>
        </text:list-item>
      </text:list>
      <text:list xml:id="list3612948695" text:style-name="L82">
        <text:list-item>
          <text:p text:style-name="P107">Запуск программы и проверка отображения начального состояния игрового поля.</text:p>
        </text:list-item>
      </text:list>
      <text:list xml:id="list225244256541530" text:continue-list="list1627276613" text:style-name="L80">
        <text:list-item>
          <text:p text:style-name="P106">Проверка конфигураций:</text:p>
        </text:list-item>
      </text:list>
      <text:list xml:id="list3400513143" text:style-name="L85">
        <text:list-item>
          <text:p text:style-name="P109">Инициализация различных конфигураций (Glider, Glider Gun, логические элементы) и проверка их корректного отображения на игровом поле.</text:p>
        </text:list-item>
      </text:list>
      <text:list xml:id="list225244793553912" text:continue-list="list225244256541530" text:style-name="L80">
        <text:list-item>
          <text:p text:style-name="P106">Обновление состояния игрового поля:</text:p>
        </text:list-item>
      </text:list>
      <text:list xml:id="list257399724" text:style-name="L86">
        <text:list-item>
          <text:p text:style-name="P110">Проверка корректности обновления состояния игрового поля на основе правил "Игры Жизнь".</text:p>
        </text:list-item>
        <text:list-item>
          <text:p text:style-name="P110">Проверка правильности работы функции iterateBoard для различных начальных конфигураций.</text:p>
        </text:list-item>
      </text:list>
      <text:list xml:id="list225245909547735" text:continue-list="list225244793553912" text:style-name="L80">
        <text:list-item>
          <text:p text:style-name="P106">Визуализация и управление:</text:p>
        </text:list-item>
      </text:list>
      <text:list xml:id="list3726045811" text:style-name="L87">
        <text:list-item>
          <text:p text:style-name="P111">Проверка корректности визуализации игрового поля с использованием библиотеки Graphics.Gloss.</text:p>
        </text:list-item>
        <text:list-item>
          <text:p text:style-name="P111">Проверка работы функций масштабирования и перемещения камеры.</text:p>
        </text:list-item>
      </text:list>
      <text:list xml:id="list225244191096458" text:continue-list="list225245909547735" text:style-name="L80">
        <text:list-item>
          <text:p text:style-name="P106">Проверка пользовательского интерфейса:</text:p>
        </text:list-item>
      </text:list>
      <text:list xml:id="list1686788813" text:style-name="L88">
        <text:list-item>
          <text:p text:style-name="P112">Проверка корректности отображения панели управления.</text:p>
        </text:list-item>
        <text:list-item>
          <text:p text:style-name="P112">Проверка работы элементов управления (пауза, изменение масштаба, перемещение камеры).</text:p>
        </text:list-item>
      </text:list>
      <text:p text:style-name="P105"/>
      <text:p text:style-name="P113"><text:soft-page-break/>Результаты тестирования.</text:p>
      <text:p text:style-name="P113">Скриншоты начального состояния игрового поля для каждой конфигурации.</text:p>
      <text:p text:style-name="P113">Скриншоты игрового поля после нескольких шагов обновления состоя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5:31:29.250672523</meta:creation-date>
    <meta:generator>LibreOffice/7.3.7.2$Linux_X86_64 LibreOffice_project/30$Build-2</meta:generator>
    <dc:date>2024-06-04T22:52:27.414993468</dc:date>
    <meta:editing-duration>PT7H59M5S</meta:editing-duration>
    <meta:editing-cycles>102</meta:editing-cycles>
    <meta:document-statistic meta:table-count="0" meta:image-count="0" meta:object-count="0" meta:page-count="12" meta:paragraph-count="305" meta:word-count="4343" meta:character-count="32490" meta:non-whitespace-character-count="26482"/>
  </office:meta>
</office:document-meta>
</file>